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Nimbus Mono L" svg:font-family="'Nimbus Mono L'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padding="0.097cm" fo:border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A1" style:family="table-cell">
      <style:table-cell-properties fo:padding="0.097cm" fo:border="0.05pt solid #000000"/>
    </style:style>
    <style:style style:name="Tabela4" style:family="table">
      <style:table-properties style:width="16.806cm" table:align="margins"/>
    </style:style>
    <style:style style:name="Tabela4.A" style:family="table-column">
      <style:table-column-properties style:column-width="16.806cm" style:rel-column-width="65535*"/>
    </style:style>
    <style:style style:name="Tabela4.A1" style:family="table-cell">
      <style:table-cell-properties fo:padding="0.097cm" fo:border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7cm" style:rel-column-width="65535*"/>
    </style:style>
    <style:style style:name="Tabela5.A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832ec" officeooo:paragraph-rsid="000832ec"/>
    </style:style>
    <style:style style:name="P2" style:family="paragraph" style:parent-style-name="Standard">
      <style:text-properties officeooo:rsid="00091d04" officeooo:paragraph-rsid="00091d04"/>
    </style:style>
    <style:style style:name="P3" style:family="paragraph" style:parent-style-name="Standard">
      <style:text-properties fo:font-style="italic" officeooo:rsid="0009b4f2" officeooo:paragraph-rsid="0009b4f2" style:font-style-asian="italic" style:font-style-complex="italic"/>
    </style:style>
    <style:style style:name="P4" style:family="paragraph" style:parent-style-name="Standard">
      <style:text-properties fo:font-style="normal" officeooo:rsid="0009b4f2" officeooo:paragraph-rsid="0009b4f2" style:font-style-asian="normal" style:font-style-complex="normal"/>
    </style:style>
    <style:style style:name="P5" style:family="paragraph" style:parent-style-name="Standard">
      <style:text-properties fo:font-style="normal" officeooo:rsid="000b68ce" officeooo:paragraph-rsid="000b68ce" style:font-style-asian="normal" style:font-style-complex="normal"/>
    </style:style>
    <style:style style:name="P6" style:family="paragraph" style:parent-style-name="Standard">
      <style:text-properties fo:font-style="normal" officeooo:rsid="000e52c5" officeooo:paragraph-rsid="000e52c5" style:font-style-asian="normal" style:font-style-complex="normal"/>
    </style:style>
    <style:style style:name="P7" style:family="paragraph" style:parent-style-name="Standard">
      <style:text-properties style:use-window-font-color="true" style:font-name="Liberation Serif1" fo:font-style="normal" style:text-underline-style="solid" style:text-underline-width="auto" style:text-underline-color="font-color" fo:font-weight="bold" officeooo:rsid="001c3e38" officeooo:paragraph-rsid="001c3e38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use-window-font-color="true" style:font-name="Liberation Serif1" fo:font-style="normal" fo:font-weight="normal" officeooo:rsid="0010e07a" officeooo:paragraph-rsid="0010e07a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style:use-window-font-color="true" style:font-name="Liberation Serif1" fo:font-style="normal" fo:font-weight="normal" officeooo:rsid="0011cf73" officeooo:paragraph-rsid="0011cf73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style:use-window-font-color="true" style:font-name="Liberation Serif1" fo:font-style="normal" fo:font-weight="normal" officeooo:rsid="0012774e" officeooo:paragraph-rsid="0012774e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style:use-window-font-color="true" style:font-name="Liberation Serif1" fo:font-style="normal" fo:font-weight="normal" officeooo:rsid="0012d88c" officeooo:paragraph-rsid="0012d88c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style:use-window-font-color="true" style:font-name="Liberation Serif1" fo:font-style="normal" style:text-underline-style="none" fo:font-weight="normal" officeooo:rsid="00141acf" officeooo:paragraph-rsid="00141acf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style:use-window-font-color="true" style:font-name="Liberation Serif1" fo:font-style="normal" style:text-underline-style="none" fo:font-weight="normal" officeooo:rsid="00173b8d" officeooo:paragraph-rsid="00173b8d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style:use-window-font-color="true" style:font-name="Liberation Serif1" fo:font-style="normal" style:text-underline-style="none" fo:font-weight="normal" officeooo:rsid="001c3e38" officeooo:paragraph-rsid="001c3e38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style:use-window-font-color="true" style:font-name="Liberation Serif1" fo:font-style="normal" style:text-underline-style="none" fo:font-weight="normal" officeooo:rsid="001b7f6d" officeooo:paragraph-rsid="001b7f6d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style:use-window-font-color="true" style:font-name="Liberation Serif1" fo:font-style="normal" style:text-underline-style="none" fo:font-weight="normal" officeooo:rsid="001e9640" officeooo:paragraph-rsid="001e9640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style:use-window-font-color="true" style:font-name="Liberation Serif1" fo:font-style="normal" style:text-underline-style="none" fo:font-weight="normal" officeooo:rsid="0020338a" officeooo:paragraph-rsid="0020338a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style:use-window-font-color="true" style:font-name="Liberation Serif1" fo:font-style="normal" style:text-underline-style="none" fo:font-weight="normal" officeooo:rsid="00251a47" officeooo:paragraph-rsid="00251a47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style:use-window-font-color="true" style:font-name="Liberation Serif1" fo:font-style="normal" style:text-underline-style="none" fo:font-weight="normal" officeooo:rsid="00264bde" officeooo:paragraph-rsid="00264bde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style:use-window-font-color="true" style:font-name="Liberation Serif1" fo:font-style="normal" style:text-underline-style="none" fo:font-weight="normal" officeooo:rsid="0027fc07" officeooo:paragraph-rsid="0027fc07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use-window-font-color="true" style:font-name="Liberation Serif1" fo:font-style="normal" style:text-underline-style="none" fo:font-weight="normal" officeooo:rsid="002e4c66" officeooo:paragraph-rsid="002e4c66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use-window-font-color="true" style:font-name="Liberation Serif1" fo:font-style="normal" style:text-underline-style="none" fo:font-weight="normal" officeooo:rsid="002eb0d8" officeooo:paragraph-rsid="002eb0d8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use-window-font-color="true" style:font-name="Liberation Serif1" fo:font-style="normal" style:text-underline-style="none" fo:font-weight="normal" officeooo:rsid="002fecc1" officeooo:paragraph-rsid="002fecc1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use-window-font-color="true" style:font-name="Liberation Serif1" fo:font-style="normal" style:text-underline-style="none" fo:font-weight="normal" officeooo:rsid="0036f6cf" officeooo:paragraph-rsid="0036f6cf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use-window-font-color="true" style:font-name="Liberation Serif1" fo:font-style="normal" style:text-underline-style="none" fo:font-weight="normal" officeooo:rsid="0037176b" officeooo:paragraph-rsid="0037176b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use-window-font-color="true" style:font-name="Liberation Serif1" fo:font-style="normal" style:text-underline-style="none" fo:font-weight="normal" officeooo:rsid="0037c819" officeooo:paragraph-rsid="0037c819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use-window-font-color="true" style:font-name="Liberation Serif1" fo:font-style="normal" style:text-underline-style="none" fo:font-weight="normal" officeooo:rsid="00387220" officeooo:paragraph-rsid="00387220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use-window-font-color="true" style:font-name="Liberation Serif1" fo:font-style="normal" style:text-underline-style="none" fo:font-weight="normal" officeooo:rsid="0039f870" officeooo:paragraph-rsid="0039f870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use-window-font-color="true" style:font-name="Liberation Serif1" fo:font-style="normal" style:text-underline-style="none" fo:font-weight="normal" officeooo:rsid="003acaf2" officeooo:paragraph-rsid="003acaf2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use-window-font-color="true" style:font-name="Liberation Serif1" fo:font-style="normal" style:text-underline-style="none" fo:font-weight="normal" officeooo:rsid="003c16b5" officeooo:paragraph-rsid="003c16b5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use-window-font-color="true" style:font-name="Liberation Serif1" fo:font-style="normal" style:text-underline-style="none" fo:font-weight="normal" officeooo:rsid="003cea0d" officeooo:paragraph-rsid="003cea0d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use-window-font-color="true" style:font-name="Liberation Serif1" fo:font-style="normal" style:text-underline-style="none" fo:font-weight="normal" officeooo:rsid="0040a4ae" officeooo:paragraph-rsid="0040a4ae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use-window-font-color="true" style:font-name="Liberation Serif1" fo:font-style="normal" style:text-underline-style="none" fo:font-weight="normal" officeooo:rsid="0048d31a" officeooo:paragraph-rsid="0048d31a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use-window-font-color="true" style:font-name="Liberation Serif1" fo:font-style="normal" style:text-underline-style="none" fo:font-weight="bold" officeooo:rsid="0032f379" officeooo:paragraph-rsid="0032f379" style:font-style-asian="normal" style:font-weight-asian="bold" style:font-style-complex="normal" style:font-weight-complex="bold"/>
    </style:style>
    <style:style style:name="P35" style:family="paragraph" style:parent-style-name="Standard">
      <style:paragraph-properties fo:text-align="start" style:justify-single-word="false"/>
      <style:text-properties style:use-window-font-color="true" style:font-name="Liberation Serif1" fo:font-style="normal" style:text-underline-style="none" fo:font-weight="bold" officeooo:rsid="0036f6cf" officeooo:paragraph-rsid="0036f6cf" style:font-style-asian="normal" style:font-weight-asian="bold" style:font-style-complex="normal" style:font-weight-complex="bold"/>
    </style:style>
    <style:style style:name="P36" style:family="paragraph" style:parent-style-name="Standard">
      <style:paragraph-properties fo:text-align="start" style:justify-single-word="false"/>
      <style:text-properties style:use-window-font-color="true" style:font-name="Liberation Serif1" fo:font-style="normal" style:text-underline-style="none" fo:font-weight="bold" officeooo:rsid="0037c819" officeooo:paragraph-rsid="0037c819" style:font-style-asian="normal" style:font-weight-asian="bold" style:font-style-complex="normal" style:font-weight-complex="bold"/>
    </style:style>
    <style:style style:name="P37" style:family="paragraph" style:parent-style-name="Standard">
      <style:paragraph-properties fo:text-align="start" style:justify-single-word="false"/>
      <style:text-properties style:use-window-font-color="true" style:font-name="Liberation Serif1" fo:font-style="normal" style:text-underline-style="none" fo:font-weight="bold" officeooo:rsid="0039f870" officeooo:paragraph-rsid="0039f870" style:font-style-asian="normal" style:font-weight-asian="bold" style:font-style-complex="normal" style:font-weight-complex="bold"/>
    </style:style>
    <style:style style:name="P38" style:family="paragraph" style:parent-style-name="Standard">
      <style:paragraph-properties fo:text-align="center" style:justify-single-word="false"/>
      <style:text-properties style:use-window-font-color="true" style:font-name="Liberation Serif1" fo:font-style="normal" style:text-underline-style="none" fo:font-weight="bold" officeooo:rsid="003acaf2" officeooo:paragraph-rsid="003acaf2" style:font-style-asian="normal" style:font-weight-asian="bold" style:font-style-complex="normal" style:font-weight-complex="bold"/>
    </style:style>
    <style:style style:name="P39" style:family="paragraph" style:parent-style-name="Standard">
      <style:paragraph-properties fo:text-align="start" style:justify-single-word="false"/>
      <style:text-properties style:use-window-font-color="true" style:font-name="Liberation Serif1" fo:font-style="normal" style:text-underline-style="none" fo:font-weight="bold" officeooo:rsid="003c16b5" officeooo:paragraph-rsid="003c16b5" style:font-style-asian="normal" style:font-weight-asian="bold" style:font-style-complex="normal" style:font-weight-complex="bold"/>
    </style:style>
    <style:style style:name="P40" style:family="paragraph" style:parent-style-name="Standard">
      <style:paragraph-properties fo:text-align="start" style:justify-single-word="false"/>
      <style:text-properties style:use-window-font-color="true" style:font-name="Liberation Serif1" fo:font-style="normal" style:text-underline-style="none" fo:font-weight="bold" officeooo:rsid="0040a4ae" officeooo:paragraph-rsid="0040a4ae" style:font-style-asian="normal" style:font-weight-asian="bold" style:font-style-complex="normal" style:font-weight-complex="bold"/>
    </style:style>
    <style:style style:name="P41" style:family="paragraph" style:parent-style-name="Standard">
      <style:paragraph-properties fo:text-align="start" style:justify-single-word="false"/>
      <style:text-properties style:use-window-font-color="true" style:font-name="Liberation Serif1" fo:font-style="normal" style:text-underline-style="none" fo:font-weight="bold" officeooo:rsid="0048d31a" officeooo:paragraph-rsid="0048d31a" style:font-style-asian="normal" style:font-weight-asian="bold" style:font-style-complex="normal" style:font-weight-complex="bold"/>
    </style:style>
    <style:style style:name="P42" style:family="paragraph" style:parent-style-name="Standard">
      <style:text-properties style:use-window-font-color="true" style:font-name="Liberation Serif1" fo:font-style="italic" officeooo:rsid="0011cf73" officeooo:paragraph-rsid="0011cf73" style:font-style-asian="italic" style:font-style-complex="italic"/>
    </style:style>
    <style:style style:name="P43" style:family="paragraph" style:parent-style-name="Standard">
      <style:text-properties style:use-window-font-color="true" style:font-name="Liberation Serif1" fo:font-style="italic" officeooo:rsid="0012774e" officeooo:paragraph-rsid="0012774e" style:font-style-asian="italic" style:font-style-complex="italic"/>
    </style:style>
    <style:style style:name="P44" style:family="paragraph" style:parent-style-name="Standard">
      <style:text-properties style:use-window-font-color="true" style:font-name="Liberation Serif1" fo:font-style="italic" officeooo:rsid="0012d88c" officeooo:paragraph-rsid="0012d88c" style:font-style-asian="italic" style:font-style-complex="italic"/>
    </style:style>
    <style:style style:name="P45" style:family="paragraph" style:parent-style-name="Standard">
      <style:text-properties style:use-window-font-color="true" style:font-name="Liberation Serif1" fo:font-style="italic" fo:font-weight="normal" officeooo:rsid="00141acf" officeooo:paragraph-rsid="00141acf" style:font-style-asian="italic" style:font-weight-asian="normal" style:font-style-complex="italic" style:font-weight-complex="normal"/>
    </style:style>
    <style:style style:name="P46" style:family="paragraph" style:parent-style-name="Standard">
      <style:text-properties style:use-window-font-color="true" style:font-name="Liberation Serif1" fo:font-style="italic" style:text-underline-style="solid" style:text-underline-width="auto" style:text-underline-color="font-color" fo:font-weight="normal" officeooo:rsid="0015da49" officeooo:paragraph-rsid="0015da49" style:font-style-asian="italic" style:font-weight-asian="normal" style:font-style-complex="italic" style:font-weight-complex="normal"/>
    </style:style>
    <style:style style:name="P47" style:family="paragraph" style:parent-style-name="Standard">
      <style:text-properties style:use-window-font-color="true" style:font-name="Liberation Serif1" fo:font-style="italic" style:text-underline-style="solid" style:text-underline-width="auto" style:text-underline-color="font-color" fo:font-weight="bold" officeooo:rsid="0017d260" officeooo:paragraph-rsid="0017d260" style:font-style-asian="italic" style:font-weight-asian="bold" style:font-style-complex="italic" style:font-weight-complex="bold"/>
    </style:style>
    <style:style style:name="P48" style:family="paragraph" style:parent-style-name="Standard">
      <style:text-properties style:use-window-font-color="true" style:font-name="Liberation Serif1" fo:font-style="italic" style:text-underline-style="solid" style:text-underline-width="auto" style:text-underline-color="font-color" fo:font-weight="bold" officeooo:rsid="001e9640" officeooo:paragraph-rsid="001e9640" style:font-style-asian="italic" style:font-weight-asian="bold" style:font-style-complex="italic" style:font-weight-complex="bold"/>
    </style:style>
    <style:style style:name="P49" style:family="paragraph" style:parent-style-name="Standard">
      <style:text-properties style:use-window-font-color="true" style:font-name="Liberation Serif1" fo:font-style="italic" style:text-underline-style="solid" style:text-underline-width="auto" style:text-underline-color="font-color" fo:font-weight="bold" officeooo:rsid="0020338a" officeooo:paragraph-rsid="0020338a" style:font-style-asian="italic" style:font-weight-asian="bold" style:font-style-complex="italic" style:font-weight-complex="bold"/>
    </style:style>
    <style:style style:name="P50" style:family="paragraph" style:parent-style-name="Standard">
      <style:text-properties style:use-window-font-color="true" style:font-name="Liberation Serif1" fo:font-style="italic" style:text-underline-style="solid" style:text-underline-width="auto" style:text-underline-color="font-color" fo:font-weight="bold" officeooo:rsid="0021aded" officeooo:paragraph-rsid="0021aded" style:font-style-asian="italic" style:font-weight-asian="bold" style:font-style-complex="italic" style:font-weight-complex="bold"/>
    </style:style>
    <style:style style:name="P51" style:family="paragraph" style:parent-style-name="Standard">
      <style:text-properties style:use-window-font-color="true" style:font-name="Liberation Serif1" fo:font-style="italic" style:text-underline-style="solid" style:text-underline-width="auto" style:text-underline-color="font-color" fo:font-weight="bold" officeooo:rsid="00251a47" officeooo:paragraph-rsid="00251a47" style:font-style-asian="italic" style:font-weight-asian="bold" style:font-style-complex="italic" style:font-weight-complex="bold"/>
    </style:style>
    <style:style style:name="P52" style:family="paragraph" style:parent-style-name="Standard">
      <style:text-properties style:use-window-font-color="true" style:font-name="Liberation Serif1" fo:font-style="italic" style:text-underline-style="solid" style:text-underline-width="auto" style:text-underline-color="font-color" fo:font-weight="bold" officeooo:rsid="00264bde" officeooo:paragraph-rsid="00264bde" style:font-style-asian="italic" style:font-weight-asian="bold" style:font-style-complex="italic" style:font-weight-complex="bold"/>
    </style:style>
    <style:style style:name="P53" style:family="paragraph" style:parent-style-name="Standard">
      <style:text-properties style:use-window-font-color="true" style:font-name="Liberation Serif1" fo:font-style="italic" style:text-underline-style="solid" style:text-underline-width="auto" style:text-underline-color="font-color" fo:font-weight="bold" officeooo:rsid="0027fc07" officeooo:paragraph-rsid="0027fc07" style:font-style-asian="italic" style:font-weight-asian="bold" style:font-style-complex="italic" style:font-weight-complex="bold"/>
    </style:style>
    <style:style style:name="P54" style:family="paragraph" style:parent-style-name="Standard">
      <style:paragraph-properties fo:text-align="start" style:justify-single-word="false"/>
      <style:text-properties style:use-window-font-color="true" style:font-name="Liberation Serif1" fo:font-style="italic" style:text-underline-style="solid" style:text-underline-width="auto" style:text-underline-color="font-color" fo:font-weight="bold" officeooo:rsid="002b9c7b" officeooo:paragraph-rsid="002b9c7b" style:font-style-asian="italic" style:font-weight-asian="bold" style:font-style-complex="italic" style:font-weight-complex="bold"/>
    </style:style>
    <style:style style:name="P55" style:family="paragraph" style:parent-style-name="Standard">
      <style:paragraph-properties fo:text-align="start" style:justify-single-word="false"/>
      <style:text-properties style:use-window-font-color="true" style:font-name="Liberation Serif1" fo:font-style="italic" style:text-underline-style="solid" style:text-underline-width="auto" style:text-underline-color="font-color" fo:font-weight="bold" officeooo:rsid="002eb0d8" officeooo:paragraph-rsid="002eb0d8" style:font-style-asian="italic" style:font-weight-asian="bold" style:font-style-complex="italic" style:font-weight-complex="bold"/>
    </style:style>
    <style:style style:name="P56" style:family="paragraph" style:parent-style-name="Standard">
      <style:text-properties style:use-window-font-color="true" style:font-name="Liberation Serif1" fo:font-style="italic" style:text-underline-style="none" fo:font-weight="normal" officeooo:rsid="0017d260" officeooo:paragraph-rsid="0017d260" style:font-style-asian="italic" style:font-weight-asian="normal" style:font-style-complex="italic" style:font-weight-complex="normal"/>
    </style:style>
    <style:style style:name="P57" style:family="paragraph" style:parent-style-name="Standard">
      <style:paragraph-properties fo:text-align="center" style:justify-single-word="false"/>
      <style:text-properties style:use-window-font-color="true" style:font-name="Nimbus Mono L" fo:font-style="normal" style:text-underline-style="none" fo:font-weight="normal" officeooo:rsid="0029d767" officeooo:paragraph-rsid="0029d767" style:font-style-asian="normal" style:font-weight-asian="normal" style:font-style-complex="normal" style:font-weight-complex="normal"/>
    </style:style>
    <style:style style:name="P58" style:family="paragraph" style:parent-style-name="Standard">
      <style:paragraph-properties fo:margin-left="1.251cm" fo:margin-right="0cm" fo:text-indent="0cm" style:auto-text-indent="false"/>
      <style:text-properties style:font-name="Nimbus Mono L" fo:font-style="normal" officeooo:rsid="000b68ce" officeooo:paragraph-rsid="000b68ce" style:font-style-asian="normal" style:font-style-complex="normal"/>
    </style:style>
    <style:style style:name="P59" style:family="paragraph" style:parent-style-name="Standard">
      <style:paragraph-properties fo:margin-left="1.251cm" fo:margin-right="0cm" fo:text-indent="0cm" style:auto-text-indent="false"/>
      <style:text-properties style:font-name="Nimbus Mono L" fo:font-style="normal" officeooo:rsid="000cc340" officeooo:paragraph-rsid="000cc340" style:font-style-asian="normal" style:font-style-complex="normal"/>
    </style:style>
    <style:style style:name="P60" style:family="paragraph" style:parent-style-name="Standard">
      <style:paragraph-properties fo:margin-left="1.251cm" fo:margin-right="0cm" fo:text-indent="0cm" style:auto-text-indent="false"/>
      <style:text-properties style:font-name="Nimbus Mono L" fo:font-style="normal" officeooo:rsid="000e52c5" officeooo:paragraph-rsid="000e52c5" style:font-style-asian="normal" style:font-style-complex="normal"/>
    </style:style>
    <style:style style:name="P61" style:family="paragraph" style:parent-style-name="Standard">
      <style:paragraph-properties fo:margin-left="1.251cm" fo:margin-right="0cm" fo:text-indent="0cm" style:auto-text-indent="false"/>
      <style:text-properties style:font-name="Nimbus Mono L" fo:font-style="normal" fo:font-weight="normal" officeooo:rsid="000e568d" officeooo:paragraph-rsid="000e568d" style:font-style-asian="normal" style:font-weight-asian="normal" style:font-style-complex="normal" style:font-weight-complex="normal"/>
    </style:style>
    <style:style style:name="P62" style:family="paragraph" style:parent-style-name="Standard">
      <style:paragraph-properties fo:margin-left="1.251cm" fo:margin-right="0cm" fo:text-indent="0cm" style:auto-text-indent="false"/>
      <style:text-properties fo:color="#ff0000" style:font-name="Nimbus Mono L" fo:font-style="normal" fo:font-weight="normal" officeooo:rsid="000e568d" officeooo:paragraph-rsid="000e568d" style:font-style-asian="normal" style:font-weight-asian="normal" style:font-style-complex="normal" style:font-weight-complex="normal"/>
    </style:style>
    <style:style style:name="P63" style:family="paragraph" style:parent-style-name="Standard">
      <style:paragraph-properties fo:margin-left="1.251cm" fo:margin-right="0cm" fo:text-indent="0cm" style:auto-text-indent="false"/>
      <style:text-properties fo:color="#0000ff" style:font-name="Nimbus Mono L" fo:font-style="normal" fo:font-weight="normal" officeooo:rsid="000e568d" officeooo:paragraph-rsid="000e568d" style:font-style-asian="normal" style:font-weight-asian="normal" style:font-style-complex="normal" style:font-weight-complex="normal"/>
    </style:style>
    <style:style style:name="P64" style:family="paragraph" style:parent-style-name="Standard">
      <style:paragraph-properties fo:margin-left="1.251cm" fo:margin-right="0cm" fo:text-indent="0cm" style:auto-text-indent="false"/>
      <style:text-properties style:use-window-font-color="true" style:font-name="Nimbus Mono L" fo:font-style="normal" style:text-underline-style="none" fo:font-weight="normal" officeooo:rsid="0017d260" officeooo:paragraph-rsid="0017d260" style:font-style-asian="normal" style:font-weight-asian="normal" style:font-style-complex="normal" style:font-weight-complex="normal"/>
    </style:style>
    <style:style style:name="P6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use-window-font-color="true" style:font-name="Nimbus Mono L" fo:font-style="normal" style:text-underline-style="none" fo:font-weight="bold" officeooo:rsid="0032f379" officeooo:paragraph-rsid="0032f379" style:font-style-asian="normal" style:font-weight-asian="bold" style:font-style-complex="normal" style:font-weight-complex="bold"/>
    </style:style>
    <style:style style:name="P6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use-window-font-color="true" style:font-name="Nimbus Mono L" fo:font-style="normal" style:text-underline-style="none" fo:font-weight="bold" officeooo:rsid="0049faa9" officeooo:paragraph-rsid="0049faa9" style:font-style-asian="normal" style:font-weight-asian="bold" style:font-style-complex="normal" style:font-weight-complex="bold"/>
    </style:style>
    <style:style style:name="P67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style:font-name="Nimbus Mono L" fo:font-weight="bold" officeooo:rsid="00410060" officeooo:paragraph-rsid="00410060" style:font-weight-asian="bold" style:font-weight-complex="bold"/>
    </style:style>
    <style:style style:name="P68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style:font-name="Nimbus Mono L" fo:font-weight="bold" officeooo:rsid="00448a1e" officeooo:paragraph-rsid="00448a1e" style:font-weight-asian="bold" style:font-weight-complex="bold"/>
    </style:style>
    <style:style style:name="P69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style:font-name="Nimbus Mono L" fo:font-weight="normal" officeooo:rsid="00410060" officeooo:paragraph-rsid="00410060" style:font-weight-asian="normal" style:font-weight-complex="normal"/>
    </style:style>
    <style:style style:name="P70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style:font-name="Nimbus Mono L" fo:font-weight="normal" officeooo:rsid="00448a1e" officeooo:paragraph-rsid="00448a1e" style:font-weight-asian="normal" style:font-weight-complex="normal"/>
    </style:style>
    <style:style style:name="P71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style:font-name="Liberation Serif1" fo:font-weight="normal" officeooo:rsid="0043f29b" officeooo:paragraph-rsid="0043f29b" style:font-weight-asian="normal" style:font-weight-complex="normal"/>
    </style:style>
    <style:style style:name="P72" style:family="paragraph" style:parent-style-name="Standard">
      <style:paragraph-properties fo:margin-left="0cm" fo:margin-right="0cm" fo:text-indent="0cm" style:auto-text-indent="false"/>
      <style:text-properties style:font-name="Nimbus Mono L" fo:font-style="normal" officeooo:rsid="000cc340" officeooo:paragraph-rsid="000cc340" style:font-style-asian="normal" style:font-style-complex="normal"/>
    </style:style>
    <style:style style:name="P73" style:family="paragraph" style:parent-style-name="Standard">
      <style:paragraph-properties fo:margin-left="0cm" fo:margin-right="0cm" fo:text-indent="0cm" style:auto-text-indent="false"/>
      <style:text-properties style:font-name="Liberation Serif1" fo:font-style="normal" officeooo:rsid="000e568d" officeooo:paragraph-rsid="000e568d" style:font-style-asian="normal" style:font-style-complex="normal"/>
    </style:style>
    <style:style style:name="P74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erif1" fo:font-style="normal" officeooo:rsid="000f9e15" officeooo:paragraph-rsid="000f9e15" style:font-style-asian="normal" style:font-style-complex="normal"/>
    </style:style>
    <style:style style:name="P75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erif1" fo:font-style="normal" style:text-underline-style="solid" style:text-underline-width="auto" style:text-underline-color="font-color" fo:font-weight="bold" officeooo:rsid="0019a247" officeooo:paragraph-rsid="0019a247" style:font-style-asian="normal" style:font-weight-asian="bold" style:font-style-complex="normal" style:font-weight-complex="bold"/>
    </style:style>
    <style:style style:name="P7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font-name="Liberation Serif1" fo:font-style="normal" style:text-underline-style="none" fo:font-weight="bold" officeooo:rsid="0034820c" officeooo:paragraph-rsid="0034820c" style:font-style-asian="normal" style:font-weight-asian="bold" style:font-style-complex="normal" style:font-weight-complex="bold"/>
    </style:style>
    <style:style style:name="P7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font-name="Liberation Serif1" fo:font-style="normal" style:text-underline-style="none" fo:font-weight="bold" officeooo:rsid="0034bd52" officeooo:paragraph-rsid="0034bd52" style:font-style-asian="normal" style:font-weight-asian="bold" style:font-style-complex="normal" style:font-weight-complex="bold"/>
    </style:style>
    <style:style style:name="P7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font-name="Liberation Serif1" fo:font-style="normal" style:text-underline-style="none" fo:font-weight="normal" officeooo:rsid="0032f379" officeooo:paragraph-rsid="0032f379" style:font-style-asian="normal" style:font-weight-asian="normal" style:font-style-complex="normal" style:font-weight-complex="normal"/>
    </style:style>
    <style:style style:name="P7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font-name="Liberation Serif1" fo:font-style="normal" style:text-underline-style="none" fo:font-weight="normal" officeooo:rsid="0034820c" officeooo:paragraph-rsid="0034820c" style:font-style-asian="normal" style:font-weight-asian="normal" style:font-style-complex="normal" style:font-weight-complex="normal"/>
    </style:style>
    <style:style style:name="P80" style:family="paragraph" style:parent-style-name="Standard">
      <style:paragraph-properties fo:margin-left="0cm" fo:margin-right="0cm" fo:text-indent="0cm" style:auto-text-indent="false"/>
      <style:text-properties style:use-window-font-color="true" style:font-name="Nimbus Mono L" fo:font-style="normal" style:text-underline-style="none" fo:font-weight="normal" officeooo:rsid="0017d260" officeooo:paragraph-rsid="0017d260" style:font-style-asian="normal" style:font-weight-asian="normal" style:font-style-complex="normal" style:font-weight-complex="normal"/>
    </style:style>
    <style:style style:name="P8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font-name="Nimbus Mono L" fo:font-style="normal" style:text-underline-style="none" fo:font-weight="normal" officeooo:rsid="0049faa9" officeooo:paragraph-rsid="0049faa9" style:font-style-asian="normal" style:font-weight-asian="normal" style:font-style-complex="normal" style:font-weight-complex="normal"/>
    </style:style>
    <style:style style:name="P8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Liberation Serif1" fo:font-weight="bold" officeooo:rsid="0043f29b" officeooo:paragraph-rsid="0043f29b" style:font-weight-asian="bold" style:font-weight-complex="bold"/>
    </style:style>
    <style:style style:name="P8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Liberation Serif1" fo:font-weight="bold" officeooo:rsid="00448a1e" officeooo:paragraph-rsid="00448a1e" style:font-weight-asian="bold" style:font-weight-complex="bold"/>
    </style:style>
    <style:style style:name="P84" style:family="paragraph" style:parent-style-name="Table_20_Contents">
      <style:text-properties fo:color="#ff0000" style:font-name="Liberation Serif1" fo:font-style="italic" fo:font-weight="bold" officeooo:rsid="001d7733" officeooo:paragraph-rsid="001d7733" style:font-style-asian="italic" style:font-weight-asian="bold" style:font-style-complex="italic" style:font-weight-complex="bold"/>
    </style:style>
    <style:style style:name="P85" style:family="paragraph" style:parent-style-name="Table_20_Contents">
      <style:text-properties fo:color="#009900" style:font-name="Liberation Serif1" fo:font-style="italic" fo:font-weight="bold" officeooo:rsid="001d7733" officeooo:paragraph-rsid="001d7733" style:font-style-asian="italic" style:font-weight-asian="bold" style:font-style-complex="italic" style:font-weight-complex="bold"/>
    </style:style>
    <style:style style:name="P86" style:family="paragraph" style:parent-style-name="Table_20_Contents">
      <style:paragraph-properties fo:text-align="start" style:justify-single-word="false"/>
      <style:text-properties style:font-name="Liberation Serif1" fo:font-weight="bold" officeooo:rsid="003d4598" officeooo:paragraph-rsid="003d4598" style:font-weight-asian="bold" style:font-weight-complex="bold"/>
    </style:style>
    <style:style style:name="P87" style:family="paragraph" style:parent-style-name="Table_20_Contents">
      <style:paragraph-properties fo:text-align="start" style:justify-single-word="false"/>
      <style:text-properties style:font-name="Liberation Serif1" fo:font-weight="bold" officeooo:rsid="00410060" officeooo:paragraph-rsid="00410060" style:font-weight-asian="bold" style:font-weight-complex="bold"/>
    </style:style>
    <style:style style:name="P88" style:family="paragraph" style:parent-style-name="Table_20_Contents">
      <style:paragraph-properties fo:text-align="start" style:justify-single-word="false"/>
      <style:text-properties style:font-name="Liberation Serif1" fo:font-weight="normal" officeooo:rsid="003edfd8" officeooo:paragraph-rsid="003edfd8" style:font-weight-asian="normal" style:font-weight-complex="normal"/>
    </style:style>
    <style:style style:name="P89" style:family="paragraph" style:parent-style-name="Table_20_Contents">
      <style:paragraph-properties fo:text-align="start" style:justify-single-word="false"/>
      <style:text-properties style:font-name="Liberation Serif1" fo:font-weight="normal" officeooo:rsid="00410060" officeooo:paragraph-rsid="00410060" style:font-weight-asian="normal" style:font-weight-complex="normal"/>
    </style:style>
    <style:style style:name="P90" style:family="paragraph" style:parent-style-name="Table_20_Contents">
      <style:paragraph-properties fo:text-align="start" style:justify-single-word="false"/>
      <style:text-properties style:font-name="Liberation Serif1" fo:font-weight="normal" officeooo:rsid="003d4598" officeooo:paragraph-rsid="003d4598" style:font-weight-asian="normal" style:font-weight-complex="normal"/>
    </style:style>
    <style:style style:name="P91" style:family="paragraph" style:parent-style-name="Table_20_Contents">
      <style:paragraph-properties fo:text-align="start" style:justify-single-word="false"/>
      <style:text-properties style:font-name="Liberation Serif1" fo:font-weight="normal" officeooo:rsid="00448a1e" officeooo:paragraph-rsid="00448a1e" style:font-weight-asian="normal" style:font-weight-complex="normal"/>
    </style:style>
    <style:style style:name="P92" style:family="paragraph" style:parent-style-name="Table_20_Contents">
      <style:paragraph-properties fo:text-align="start" style:justify-single-word="false"/>
      <style:text-properties style:font-name="Liberation Serif1" fo:font-weight="normal" officeooo:rsid="0044ec7b" officeooo:paragraph-rsid="0044ec7b" style:font-weight-asian="normal" style:font-weight-complex="normal"/>
    </style:style>
    <style:style style:name="P93" style:family="paragraph" style:parent-style-name="Table_20_Contents">
      <style:paragraph-properties fo:text-align="center" style:justify-single-word="false"/>
      <style:text-properties style:font-name="Liberation Serif1" fo:font-weight="normal" officeooo:rsid="0044ec7b" officeooo:paragraph-rsid="0044ec7b" style:font-weight-asian="normal" style:font-weight-complex="normal"/>
    </style:style>
    <style:style style:name="P94" style:family="paragraph" style:parent-style-name="Table_20_Contents">
      <style:paragraph-properties fo:text-align="start" style:justify-single-word="false"/>
      <style:text-properties style:font-name="Liberation Serif1" officeooo:rsid="0044ec7b" officeooo:paragraph-rsid="0044ec7b"/>
    </style:style>
    <style:style style:name="P95" style:family="paragraph" style:parent-style-name="Standard" style:list-style-name="L1">
      <style:text-properties officeooo:rsid="0009b4f2" officeooo:paragraph-rsid="0009b4f2"/>
    </style:style>
    <style:style style:name="P96" style:family="paragraph" style:parent-style-name="Standard" style:list-style-name="L1">
      <style:text-properties fo:font-style="italic" officeooo:rsid="0009b4f2" officeooo:paragraph-rsid="0009b4f2" style:font-style-asian="italic" style:font-style-complex="italic"/>
    </style:style>
    <style:style style:name="P97" style:family="paragraph" style:parent-style-name="Standard" style:list-style-name="L1">
      <style:text-properties fo:font-style="normal" officeooo:rsid="0009b4f2" officeooo:paragraph-rsid="0009b4f2" style:font-style-asian="normal" style:font-style-complex="normal"/>
    </style:style>
    <style:style style:name="P98" style:family="paragraph" style:parent-style-name="Standard" style:list-style-name="L2">
      <style:text-properties fo:font-style="normal" officeooo:rsid="0009b4f2" officeooo:paragraph-rsid="0009b4f2" style:font-style-asian="normal" style:font-style-complex="normal"/>
    </style:style>
    <style:style style:name="P99" style:family="paragraph" style:parent-style-name="Standard" style:list-style-name="L3">
      <style:text-properties style:use-window-font-color="true" style:font-name="Liberation Serif1" fo:font-style="normal" fo:font-weight="normal" officeooo:rsid="000f9e15" officeooo:paragraph-rsid="000f9e15" style:font-style-asian="normal" style:font-weight-asian="normal" style:font-style-complex="normal" style:font-weight-complex="normal"/>
    </style:style>
    <style:style style:name="P100" style:family="paragraph" style:parent-style-name="Standard" style:list-style-name="L4">
      <style:text-properties style:use-window-font-color="true" style:font-name="Liberation Serif1" fo:font-style="normal" fo:font-weight="normal" officeooo:rsid="0011cf73" officeooo:paragraph-rsid="0011cf73" style:font-style-asian="normal" style:font-weight-asian="normal" style:font-style-complex="normal" style:font-weight-complex="normal"/>
    </style:style>
    <style:style style:name="P101" style:family="paragraph" style:parent-style-name="Standard" style:list-style-name="L5">
      <style:text-properties style:use-window-font-color="true" style:font-name="Liberation Serif1" fo:font-style="normal" fo:font-weight="normal" officeooo:rsid="0012774e" officeooo:paragraph-rsid="0012774e" style:font-style-asian="normal" style:font-weight-asian="normal" style:font-style-complex="normal" style:font-weight-complex="normal"/>
    </style:style>
    <style:style style:name="P102" style:family="paragraph" style:parent-style-name="Standard" style:list-style-name="L7">
      <style:text-properties style:use-window-font-color="true" style:font-name="Liberation Serif1" fo:font-style="normal" style:text-underline-style="none" fo:font-weight="normal" officeooo:rsid="00141acf" officeooo:paragraph-rsid="00141acf" style:font-style-asian="normal" style:font-weight-asian="normal" style:font-style-complex="normal" style:font-weight-complex="normal"/>
    </style:style>
    <style:style style:name="P103" style:family="paragraph" style:parent-style-name="Standard" style:list-style-name="L8">
      <style:text-properties style:use-window-font-color="true" style:font-name="Liberation Serif1" fo:font-style="normal" style:text-underline-style="none" fo:font-weight="normal" officeooo:rsid="00173b8d" officeooo:paragraph-rsid="00173b8d" style:font-style-asian="normal" style:font-weight-asian="normal" style:font-style-complex="normal" style:font-weight-complex="normal"/>
    </style:style>
    <style:style style:name="P104" style:family="paragraph" style:parent-style-name="Standard" style:list-style-name="L10">
      <style:text-properties style:use-window-font-color="true" style:font-name="Liberation Serif1" fo:font-style="normal" style:text-underline-style="none" fo:font-weight="normal" officeooo:rsid="001c3e38" officeooo:paragraph-rsid="001c3e38" style:font-style-asian="normal" style:font-weight-asian="normal" style:font-style-complex="normal" style:font-weight-complex="normal"/>
    </style:style>
    <style:style style:name="P105" style:family="paragraph" style:parent-style-name="Standard" style:list-style-name="L10">
      <style:text-properties style:use-window-font-color="true" style:font-name="Liberation Serif1" fo:font-style="normal" style:text-underline-style="none" fo:font-weight="normal" officeooo:rsid="001b7f6d" officeooo:paragraph-rsid="001b7f6d" style:font-style-asian="normal" style:font-weight-asian="normal" style:font-style-complex="normal" style:font-weight-complex="normal"/>
    </style:style>
    <style:style style:name="P106" style:family="paragraph" style:parent-style-name="Standard" style:list-style-name="L11">
      <style:text-properties style:use-window-font-color="true" style:font-name="Liberation Serif1" fo:font-style="normal" style:text-underline-style="none" fo:font-weight="normal" officeooo:rsid="0020338a" officeooo:paragraph-rsid="0020338a" style:font-style-asian="normal" style:font-weight-asian="normal" style:font-style-complex="normal" style:font-weight-complex="normal"/>
    </style:style>
    <style:style style:name="P107" style:family="paragraph" style:parent-style-name="Standard" style:list-style-name="L12">
      <style:text-properties style:use-window-font-color="true" style:font-name="Liberation Serif1" fo:font-style="normal" style:text-underline-style="none" fo:font-weight="normal" officeooo:rsid="0021aded" officeooo:paragraph-rsid="0021aded" style:font-style-asian="normal" style:font-weight-asian="normal" style:font-style-complex="normal" style:font-weight-complex="normal"/>
    </style:style>
    <style:style style:name="P108" style:family="paragraph" style:parent-style-name="Standard" style:list-style-name="L12">
      <style:text-properties style:use-window-font-color="true" style:font-name="Liberation Serif1" fo:font-style="normal" style:text-underline-style="none" fo:font-weight="normal" officeooo:rsid="0023794e" officeooo:paragraph-rsid="0023794e" style:font-style-asian="normal" style:font-weight-asian="normal" style:font-style-complex="normal" style:font-weight-complex="normal"/>
    </style:style>
    <style:style style:name="P109" style:family="paragraph" style:parent-style-name="Standard" style:list-style-name="L12">
      <style:text-properties style:use-window-font-color="true" style:font-name="Liberation Serif1" fo:font-style="normal" style:text-underline-style="none" fo:font-weight="normal" officeooo:rsid="00251a47" officeooo:paragraph-rsid="00251a47" style:font-style-asian="normal" style:font-weight-asian="normal" style:font-style-complex="normal" style:font-weight-complex="normal"/>
    </style:style>
    <style:style style:name="P110" style:family="paragraph" style:parent-style-name="Standard" style:list-style-name="L13">
      <style:text-properties style:use-window-font-color="true" style:font-name="Liberation Serif1" fo:font-style="normal" style:text-underline-style="none" fo:font-weight="normal" officeooo:rsid="00251a47" officeooo:paragraph-rsid="00251a47" style:font-style-asian="normal" style:font-weight-asian="normal" style:font-style-complex="normal" style:font-weight-complex="normal"/>
    </style:style>
    <style:style style:name="P111" style:family="paragraph" style:parent-style-name="Standard" style:list-style-name="L14">
      <style:text-properties style:use-window-font-color="true" style:font-name="Liberation Serif1" fo:font-style="normal" style:text-underline-style="none" fo:font-weight="normal" officeooo:rsid="00264bde" officeooo:paragraph-rsid="00264bde" style:font-style-asian="normal" style:font-weight-asian="normal" style:font-style-complex="normal" style:font-weight-complex="normal"/>
    </style:style>
    <style:style style:name="P112" style:family="paragraph" style:parent-style-name="Standard" style:list-style-name="L15">
      <style:text-properties style:use-window-font-color="true" style:font-name="Liberation Serif1" fo:font-style="normal" style:text-underline-style="none" fo:font-weight="normal" officeooo:rsid="0027fc07" officeooo:paragraph-rsid="0027fc07" style:font-style-asian="normal" style:font-weight-asian="normal" style:font-style-complex="normal" style:font-weight-complex="normal"/>
    </style:style>
    <style:style style:name="P113" style:family="paragraph" style:parent-style-name="Standard" style:list-style-name="L16">
      <style:paragraph-properties fo:text-align="start" style:justify-single-word="false"/>
      <style:text-properties style:use-window-font-color="true" style:font-name="Liberation Serif1" fo:font-style="normal" style:text-underline-style="none" fo:font-weight="normal" officeooo:rsid="002d3ad1" officeooo:paragraph-rsid="002d3ad1" style:font-style-asian="normal" style:font-weight-asian="normal" style:font-style-complex="normal" style:font-weight-complex="normal"/>
    </style:style>
    <style:style style:name="P114" style:family="paragraph" style:parent-style-name="Standard" style:list-style-name="L16">
      <style:paragraph-properties fo:text-align="start" style:justify-single-word="false"/>
      <style:text-properties style:use-window-font-color="true" style:font-name="Liberation Serif1" fo:font-style="normal" style:text-underline-style="none" fo:font-weight="normal" officeooo:rsid="002e4c66" officeooo:paragraph-rsid="002e4c66" style:font-style-asian="normal" style:font-weight-asian="normal" style:font-style-complex="normal" style:font-weight-complex="normal"/>
    </style:style>
    <style:style style:name="P115" style:family="paragraph" style:parent-style-name="Standard" style:list-style-name="L17">
      <style:paragraph-properties fo:text-align="start" style:justify-single-word="false"/>
      <style:text-properties style:use-window-font-color="true" style:font-name="Liberation Serif1" fo:font-style="normal" style:text-underline-style="none" fo:font-weight="normal" officeooo:rsid="002eb0d8" officeooo:paragraph-rsid="002eb0d8" style:font-style-asian="normal" style:font-weight-asian="normal" style:font-style-complex="normal" style:font-weight-complex="normal"/>
    </style:style>
    <style:style style:name="P116" style:family="paragraph" style:parent-style-name="Standard" style:list-style-name="L18">
      <style:paragraph-properties fo:text-align="start" style:justify-single-word="false"/>
      <style:text-properties style:use-window-font-color="true" style:font-name="Liberation Serif1" fo:font-style="normal" style:text-underline-style="none" fo:font-weight="normal" officeooo:rsid="002fecc1" officeooo:paragraph-rsid="002fecc1" style:font-style-asian="normal" style:font-weight-asian="normal" style:font-style-complex="normal" style:font-weight-complex="normal"/>
    </style:style>
    <style:style style:name="P117" style:family="paragraph" style:parent-style-name="Standard" style:list-style-name="L19">
      <style:paragraph-properties fo:text-align="start" style:justify-single-word="false"/>
      <style:text-properties style:use-window-font-color="true" style:font-name="Liberation Serif1" fo:font-style="normal" style:text-underline-style="none" fo:font-weight="normal" officeooo:rsid="00364d86" officeooo:paragraph-rsid="00364d86" style:font-style-asian="normal" style:font-weight-asian="normal" style:font-style-complex="normal" style:font-weight-complex="normal"/>
    </style:style>
    <style:style style:name="P118" style:family="paragraph" style:parent-style-name="Standard" style:list-style-name="L19">
      <style:paragraph-properties fo:text-align="start" style:justify-single-word="false"/>
      <style:text-properties style:use-window-font-color="true" style:font-name="Liberation Serif1" fo:font-style="normal" style:text-underline-style="none" fo:font-weight="normal" officeooo:rsid="0036f6cf" officeooo:paragraph-rsid="0036f6cf" style:font-style-asian="normal" style:font-weight-asian="normal" style:font-style-complex="normal" style:font-weight-complex="normal"/>
    </style:style>
    <style:style style:name="P119" style:family="paragraph" style:parent-style-name="Standard" style:list-style-name="L21">
      <style:paragraph-properties fo:text-align="start" style:justify-single-word="false"/>
      <style:text-properties style:use-window-font-color="true" style:font-name="Liberation Serif1" fo:font-style="normal" style:text-underline-style="none" fo:font-weight="normal" officeooo:rsid="0039f870" officeooo:paragraph-rsid="0039f870" style:font-style-asian="normal" style:font-weight-asian="normal" style:font-style-complex="normal" style:font-weight-complex="normal"/>
    </style:style>
    <style:style style:name="P120" style:family="paragraph" style:parent-style-name="Standard" style:list-style-name="L23">
      <style:paragraph-properties fo:text-align="start" style:justify-single-word="false"/>
      <style:text-properties style:use-window-font-color="true" style:font-name="Liberation Serif1" fo:font-style="normal" style:text-underline-style="none" fo:font-weight="normal" officeooo:rsid="003cea0d" officeooo:paragraph-rsid="003cea0d" style:font-style-asian="normal" style:font-weight-asian="normal" style:font-style-complex="normal" style:font-weight-complex="normal"/>
    </style:style>
    <style:style style:name="P121" style:family="paragraph" style:parent-style-name="Standard" style:list-style-name="L24">
      <style:paragraph-properties fo:text-align="start" style:justify-single-word="false"/>
      <style:text-properties style:use-window-font-color="true" style:font-name="Liberation Serif1" fo:font-style="normal" style:text-underline-style="none" fo:font-weight="normal" officeooo:rsid="0040a4ae" officeooo:paragraph-rsid="0040a4ae" style:font-style-asian="normal" style:font-weight-asian="normal" style:font-style-complex="normal" style:font-weight-complex="normal"/>
    </style:style>
    <style:style style:name="P122" style:family="paragraph" style:parent-style-name="Standard" style:list-style-name="L19">
      <style:paragraph-properties fo:text-align="start" style:justify-single-word="false"/>
      <style:text-properties style:use-window-font-color="true" style:font-name="Liberation Serif1" fo:font-style="normal" style:text-underline-style="none" fo:font-weight="bold" officeooo:rsid="00353ea8" officeooo:paragraph-rsid="00353ea8" style:font-style-asian="normal" style:font-weight-asian="bold" style:font-style-complex="normal" style:font-weight-complex="bold"/>
    </style:style>
    <style:style style:name="P123" style:family="paragraph" style:parent-style-name="Standard" style:list-style-name="L19">
      <style:paragraph-properties fo:text-align="start" style:justify-single-word="false"/>
      <style:text-properties style:use-window-font-color="true" style:font-name="Liberation Serif1" fo:font-style="normal" style:text-underline-style="none" fo:font-weight="bold" officeooo:rsid="0036f6cf" officeooo:paragraph-rsid="0036f6cf" style:font-style-asian="normal" style:font-weight-asian="bold" style:font-style-complex="normal" style:font-weight-complex="bold"/>
    </style:style>
    <style:style style:name="P124" style:family="paragraph" style:parent-style-name="Standard" style:list-style-name="L20">
      <style:paragraph-properties fo:text-align="start" style:justify-single-word="false"/>
      <style:text-properties style:use-window-font-color="true" style:font-name="Liberation Serif1" fo:font-style="normal" style:text-underline-style="none" fo:font-weight="bold" officeooo:rsid="0037176b" officeooo:paragraph-rsid="0037176b" style:font-style-asian="normal" style:font-weight-asian="bold" style:font-style-complex="normal" style:font-weight-complex="bold"/>
    </style:style>
    <style:style style:name="P125" style:family="paragraph" style:parent-style-name="Standard" style:list-style-name="L22">
      <style:paragraph-properties fo:text-align="start" style:justify-single-word="false"/>
      <style:text-properties style:use-window-font-color="true" style:font-name="Liberation Serif1" fo:font-style="normal" style:text-underline-style="none" fo:font-weight="bold" officeooo:rsid="003c16b5" officeooo:paragraph-rsid="003c16b5" style:font-style-asian="normal" style:font-weight-asian="bold" style:font-style-complex="normal" style:font-weight-complex="bold"/>
    </style:style>
    <style:style style:name="P126" style:family="paragraph" style:parent-style-name="Standard" style:list-style-name="L23">
      <style:paragraph-properties fo:text-align="start" style:justify-single-word="false"/>
      <style:text-properties style:use-window-font-color="true" style:font-name="Liberation Serif1" fo:font-style="normal" style:text-underline-style="none" fo:font-weight="bold" officeooo:rsid="003cea0d" officeooo:paragraph-rsid="003cea0d" style:font-style-asian="normal" style:font-weight-asian="bold" style:font-style-complex="normal" style:font-weight-complex="bold"/>
    </style:style>
    <style:style style:name="P127" style:family="paragraph" style:parent-style-name="Standard" style:list-style-name="L24">
      <style:paragraph-properties fo:text-align="start" style:justify-single-word="false"/>
      <style:text-properties style:use-window-font-color="true" style:font-name="Liberation Serif1" fo:font-style="normal" style:text-underline-style="none" fo:font-weight="bold" officeooo:rsid="0040a4ae" officeooo:paragraph-rsid="0040a4ae" style:font-style-asian="normal" style:font-weight-asian="bold" style:font-style-complex="normal" style:font-weight-complex="bold"/>
    </style:style>
    <style:style style:name="P128" style:family="paragraph" style:parent-style-name="Standard" style:list-style-name="L10">
      <style:text-properties style:use-window-font-color="true" style:font-name="Liberation Serif1" fo:font-style="normal" style:text-underline-style="solid" style:text-underline-width="auto" style:text-underline-color="font-color" fo:font-weight="bold" officeooo:rsid="0019a247" officeooo:paragraph-rsid="0019a247" style:font-style-asian="normal" style:font-weight-asian="bold" style:font-style-complex="normal" style:font-weight-complex="bold"/>
    </style:style>
    <style:style style:name="P129" style:family="paragraph" style:parent-style-name="Standard" style:list-style-name="L10">
      <style:text-properties style:use-window-font-color="true" style:font-name="Liberation Serif1" fo:font-style="normal" style:text-underline-style="solid" style:text-underline-width="auto" style:text-underline-color="font-color" fo:font-weight="bold" officeooo:rsid="001b7f6d" officeooo:paragraph-rsid="001b7f6d" style:font-style-asian="normal" style:font-weight-asian="bold" style:font-style-complex="normal" style:font-weight-complex="bold"/>
    </style:style>
    <style:style style:name="P130" style:family="paragraph" style:parent-style-name="Standard" style:list-style-name="L10">
      <style:text-properties style:use-window-font-color="true" style:font-name="Liberation Serif1" fo:font-style="normal" style:text-underline-style="solid" style:text-underline-width="auto" style:text-underline-color="font-color" fo:font-weight="bold" officeooo:rsid="001c3e38" officeooo:paragraph-rsid="001c3e38" style:font-style-asian="normal" style:font-weight-asian="bold" style:font-style-complex="normal" style:font-weight-complex="bold"/>
    </style:style>
    <style:style style:name="P131" style:family="paragraph" style:parent-style-name="Standard" style:list-style-name="L3">
      <style:text-properties style:use-window-font-color="true" style:font-name="Liberation Serif1" fo:font-style="italic" officeooo:rsid="000f9e15" officeooo:paragraph-rsid="000f9e15" style:font-style-asian="italic" style:font-style-complex="italic"/>
    </style:style>
    <style:style style:name="P132" style:family="paragraph" style:parent-style-name="Standard" style:list-style-name="L3">
      <style:text-properties style:use-window-font-color="true" style:font-name="Liberation Serif1" fo:font-style="italic" officeooo:rsid="0010e07a" officeooo:paragraph-rsid="0010e07a" style:font-style-asian="italic" style:font-style-complex="italic"/>
    </style:style>
    <style:style style:name="P133" style:family="paragraph" style:parent-style-name="Standard" style:list-style-name="L4">
      <style:text-properties style:use-window-font-color="true" style:font-name="Liberation Serif1" fo:font-style="italic" officeooo:rsid="0011cf73" officeooo:paragraph-rsid="0011cf73" style:font-style-asian="italic" style:font-style-complex="italic"/>
    </style:style>
    <style:style style:name="P134" style:family="paragraph" style:parent-style-name="Standard" style:list-style-name="L5">
      <style:text-properties style:use-window-font-color="true" style:font-name="Liberation Serif1" fo:font-style="italic" officeooo:rsid="0012774e" officeooo:paragraph-rsid="0012774e" style:font-style-asian="italic" style:font-style-complex="italic"/>
    </style:style>
    <style:style style:name="P135" style:family="paragraph" style:parent-style-name="Standard" style:list-style-name="L6">
      <style:text-properties style:use-window-font-color="true" style:font-name="Liberation Serif1" fo:font-style="italic" officeooo:rsid="0012d88c" officeooo:paragraph-rsid="0012d88c" style:font-style-asian="italic" style:font-style-complex="italic"/>
    </style:style>
    <style:style style:name="P136" style:family="paragraph" style:parent-style-name="Standard" style:list-style-name="L6">
      <style:text-properties style:use-window-font-color="true" style:font-name="Liberation Serif1" fo:font-style="italic" fo:font-weight="normal" officeooo:rsid="0012d88c" officeooo:paragraph-rsid="0012d88c" style:font-style-asian="italic" style:font-weight-asian="normal" style:font-style-complex="italic" style:font-weight-complex="normal"/>
    </style:style>
    <style:style style:name="P137" style:family="paragraph" style:parent-style-name="Standard" style:list-style-name="L7">
      <style:text-properties style:use-window-font-color="true" style:font-name="Liberation Serif1" fo:font-style="italic" fo:font-weight="normal" officeooo:rsid="00141acf" officeooo:paragraph-rsid="00141acf" style:font-style-asian="italic" style:font-weight-asian="normal" style:font-style-complex="italic" style:font-weight-complex="normal"/>
    </style:style>
    <style:style style:name="P138" style:family="paragraph" style:parent-style-name="Standard" style:list-style-name="L7">
      <style:text-properties style:use-window-font-color="true" style:font-name="Liberation Serif1" fo:font-style="italic" style:text-underline-style="solid" style:text-underline-width="auto" style:text-underline-color="font-color" fo:font-weight="normal" officeooo:rsid="00141acf" officeooo:paragraph-rsid="00141acf" style:font-style-asian="italic" style:font-weight-asian="normal" style:font-style-complex="italic" style:font-weight-complex="normal"/>
    </style:style>
    <style:style style:name="P139" style:family="paragraph" style:parent-style-name="Standard" style:list-style-name="L9">
      <style:text-properties style:use-window-font-color="true" style:font-name="Liberation Serif1" fo:font-style="italic" style:text-underline-style="solid" style:text-underline-width="auto" style:text-underline-color="font-color" fo:font-weight="bold" officeooo:rsid="00173b8d" officeooo:paragraph-rsid="00173b8d" style:font-style-asian="italic" style:font-weight-asian="bold" style:font-style-complex="italic" style:font-weight-complex="bold"/>
    </style:style>
    <style:style style:name="P140" style:family="paragraph" style:parent-style-name="Standard" style:list-style-name="L12">
      <style:text-properties style:use-window-font-color="true" style:font-name="Liberation Serif1" fo:font-style="italic" style:text-underline-style="solid" style:text-underline-width="auto" style:text-underline-color="font-color" fo:font-weight="bold" officeooo:rsid="0021aded" officeooo:paragraph-rsid="0021aded" style:font-style-asian="italic" style:font-weight-asian="bold" style:font-style-complex="italic" style:font-weight-complex="bold"/>
    </style:style>
    <style:style style:name="P141" style:family="paragraph" style:parent-style-name="Standard" style:list-style-name="L12">
      <style:text-properties style:use-window-font-color="true" style:font-name="Liberation Serif1" fo:font-style="italic" style:text-underline-style="solid" style:text-underline-width="auto" style:text-underline-color="font-color" fo:font-weight="bold" officeooo:rsid="0022ac9d" officeooo:paragraph-rsid="0022ac9d" style:font-style-asian="italic" style:font-weight-asian="bold" style:font-style-complex="italic" style:font-weight-complex="bold"/>
    </style:style>
    <style:style style:name="P142" style:family="paragraph" style:parent-style-name="Standard" style:list-style-name="L12">
      <style:text-properties style:use-window-font-color="true" style:font-name="Liberation Serif1" fo:font-style="italic" style:text-underline-style="solid" style:text-underline-width="auto" style:text-underline-color="font-color" fo:font-weight="bold" officeooo:rsid="0023794e" officeooo:paragraph-rsid="0023794e" style:font-style-asian="italic" style:font-weight-asian="bold" style:font-style-complex="italic" style:font-weight-complex="bold"/>
    </style:style>
    <style:style style:name="P143" style:family="paragraph" style:parent-style-name="Standard" style:list-style-name="L12">
      <style:text-properties style:use-window-font-color="true" style:font-name="Liberation Serif1" fo:font-style="italic" style:text-underline-style="solid" style:text-underline-width="auto" style:text-underline-color="font-color" fo:font-weight="bold" officeooo:rsid="00251a47" officeooo:paragraph-rsid="00251a47" style:font-style-asian="italic" style:font-weight-asian="bold" style:font-style-complex="italic" style:font-weight-complex="bold"/>
    </style:style>
    <style:style style:name="P144" style:family="paragraph" style:parent-style-name="Standard" style:list-style-name="L13">
      <style:text-properties style:use-window-font-color="true" style:font-name="Liberation Serif1" fo:font-style="italic" style:text-underline-style="solid" style:text-underline-width="auto" style:text-underline-color="font-color" fo:font-weight="bold" officeooo:rsid="00251a47" officeooo:paragraph-rsid="00251a47" style:font-style-asian="italic" style:font-weight-asian="bold" style:font-style-complex="italic" style:font-weight-complex="bold"/>
    </style:style>
    <style:style style:name="P145" style:family="paragraph" style:parent-style-name="Standard" style:list-style-name="L14">
      <style:text-properties style:use-window-font-color="true" style:font-name="Liberation Serif1" fo:font-style="italic" style:text-underline-style="solid" style:text-underline-width="auto" style:text-underline-color="font-color" fo:font-weight="bold" officeooo:rsid="00264bde" officeooo:paragraph-rsid="00264bde" style:font-style-asian="italic" style:font-weight-asian="bold" style:font-style-complex="italic" style:font-weight-complex="bold"/>
    </style:style>
    <style:style style:name="P146" style:family="paragraph" style:parent-style-name="Standard" style:list-style-name="L16">
      <style:paragraph-properties fo:text-align="start" style:justify-single-word="false"/>
      <style:text-properties style:use-window-font-color="true" style:font-name="Liberation Serif1" fo:font-style="italic" style:text-underline-style="solid" style:text-underline-width="auto" style:text-underline-color="font-color" fo:font-weight="bold" officeooo:rsid="002b9c7b" officeooo:paragraph-rsid="002b9c7b" style:font-style-asian="italic" style:font-weight-asian="bold" style:font-style-complex="italic" style:font-weight-complex="bold"/>
    </style:style>
    <style:style style:name="P147" style:family="paragraph" style:parent-style-name="Standard" style:list-style-name="L16">
      <style:paragraph-properties fo:text-align="start" style:justify-single-word="false"/>
      <style:text-properties style:use-window-font-color="true" style:font-name="Liberation Serif1" fo:font-style="italic" style:text-underline-style="solid" style:text-underline-width="auto" style:text-underline-color="font-color" fo:font-weight="bold" officeooo:rsid="002d3ad1" officeooo:paragraph-rsid="002d3ad1" style:font-style-asian="italic" style:font-weight-asian="bold" style:font-style-complex="italic" style:font-weight-complex="bold"/>
    </style:style>
    <style:style style:name="P148" style:family="paragraph" style:parent-style-name="Standard" style:list-style-name="L16">
      <style:paragraph-properties fo:text-align="start" style:justify-single-word="false"/>
      <style:text-properties style:use-window-font-color="true" style:font-name="Liberation Serif1" fo:font-style="italic" style:text-underline-style="solid" style:text-underline-width="auto" style:text-underline-color="font-color" fo:font-weight="bold" officeooo:rsid="002e4c66" officeooo:paragraph-rsid="002e4c66" style:font-style-asian="italic" style:font-weight-asian="bold" style:font-style-complex="italic" style:font-weight-complex="bold"/>
    </style:style>
    <style:style style:name="P149" style:family="paragraph" style:parent-style-name="Standard" style:list-style-name="L17">
      <style:paragraph-properties fo:text-align="start" style:justify-single-word="false"/>
      <style:text-properties style:use-window-font-color="true" style:font-name="Liberation Serif1" fo:font-style="italic" style:text-underline-style="solid" style:text-underline-width="auto" style:text-underline-color="font-color" fo:font-weight="bold" officeooo:rsid="002eb0d8" officeooo:paragraph-rsid="002eb0d8" style:font-style-asian="italic" style:font-weight-asian="bold" style:font-style-complex="italic" style:font-weight-complex="bold"/>
    </style:style>
    <style:style style:name="P150" style:family="paragraph" style:parent-style-name="Standard" style:list-style-name="L18">
      <style:paragraph-properties fo:text-align="start" style:justify-single-word="false"/>
      <style:text-properties style:use-window-font-color="true" style:font-name="Liberation Serif1" fo:font-style="italic" style:text-underline-style="solid" style:text-underline-width="auto" style:text-underline-color="font-color" fo:font-weight="bold" officeooo:rsid="002f4d48" officeooo:paragraph-rsid="002f4d48" style:font-style-asian="italic" style:font-weight-asian="bold" style:font-style-complex="italic" style:font-weight-complex="bold"/>
    </style:style>
    <style:style style:name="P151" style:family="paragraph" style:parent-style-name="Standard" style:list-style-name="L18">
      <style:paragraph-properties fo:text-align="start" style:justify-single-word="false"/>
      <style:text-properties style:use-window-font-color="true" style:font-name="Liberation Serif1" fo:font-style="italic" style:text-underline-style="solid" style:text-underline-width="auto" style:text-underline-color="font-color" fo:font-weight="bold" officeooo:rsid="002fecc1" officeooo:paragraph-rsid="002fecc1" style:font-style-asian="italic" style:font-weight-asian="bold" style:font-style-complex="italic" style:font-weight-complex="bold"/>
    </style:style>
    <style:style style:name="P152" style:family="paragraph" style:parent-style-name="Standard">
      <style:paragraph-properties fo:text-align="start" style:justify-single-word="false"/>
      <style:text-properties style:use-window-font-color="true" style:font-name="Liberation Serif1" fo:font-style="normal" style:text-underline-style="none" fo:font-weight="bold" officeooo:rsid="0053d14f" officeooo:paragraph-rsid="0053d14f" style:font-style-asian="normal" style:font-weight-asian="bold" style:font-style-complex="normal" style:font-weight-complex="bold"/>
    </style:style>
    <style:style style:name="P153" style:family="paragraph" style:parent-style-name="Standard" style:list-style-name="L26">
      <style:paragraph-properties fo:text-align="start" style:justify-single-word="false"/>
      <style:text-properties style:use-window-font-color="true" style:font-name="Liberation Serif1" fo:font-style="italic" style:text-underline-style="none" fo:font-weight="bold" officeooo:rsid="0052a32d" officeooo:paragraph-rsid="0052a32d" style:font-style-asian="italic" style:font-weight-asian="bold" style:font-style-complex="italic" style:font-weight-complex="bold"/>
    </style:style>
    <style:style style:name="P154" style:family="paragraph" style:parent-style-name="Standard">
      <style:paragraph-properties fo:text-align="start" style:justify-single-word="false"/>
      <style:text-properties style:use-window-font-color="true" style:font-name="Liberation Serif1" fo:font-style="italic" style:text-underline-style="none" fo:font-weight="bold" officeooo:rsid="0052a32d" officeooo:paragraph-rsid="0052a32d" style:font-style-asian="italic" style:font-weight-asian="bold" style:font-style-complex="italic" style:font-weight-complex="bold"/>
    </style:style>
    <style:style style:name="P1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font-name="Liberation Serif1" fo:font-style="normal" style:text-underline-style="none" fo:font-weight="bold" officeooo:rsid="004f3006" officeooo:paragraph-rsid="004f3006" style:font-style-asian="normal" style:font-weight-asian="bold" style:font-style-complex="normal" style:font-weight-complex="bold"/>
    </style:style>
    <style:style style:name="P1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font-name="Liberation Serif1" fo:font-style="normal" style:text-underline-style="none" fo:font-weight="bold" officeooo:rsid="004f3006" officeooo:paragraph-rsid="004f3006" style:font-style-asian="normal" style:font-weight-asian="bold" style:font-style-complex="normal" style:font-weight-complex="bold"/>
    </style:style>
    <style:style style:name="P1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font-name="Liberation Serif1" fo:font-style="normal" style:text-underline-style="none" fo:font-weight="bold" officeooo:rsid="0050a8ba" officeooo:paragraph-rsid="0050a8ba" style:font-style-asian="normal" style:font-weight-asian="bold" style:font-style-complex="normal" style:font-weight-complex="bold"/>
    </style:style>
    <style:style style:name="P1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font-name="Liberation Serif1" fo:font-style="normal" style:text-underline-style="none" fo:font-weight="bold" officeooo:rsid="00524600" officeooo:paragraph-rsid="00524600" style:font-style-asian="normal" style:font-weight-asian="bold" style:font-style-complex="normal" style:font-weight-complex="bold"/>
    </style:style>
    <style:style style:name="P1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font-name="Liberation Serif1" fo:font-style="normal" style:text-underline-style="none" fo:font-weight="bold" officeooo:rsid="0052a32d" officeooo:paragraph-rsid="0052a32d" style:font-style-asian="normal" style:font-weight-asian="bold" style:font-style-complex="normal" style:font-weight-complex="bold"/>
    </style:style>
    <style:style style:name="P16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use-window-font-color="true" style:font-name="Nimbus Mono L" fo:font-style="normal" style:text-underline-style="none" fo:font-weight="bold" officeooo:rsid="004f3006" officeooo:paragraph-rsid="004f3006" style:font-style-asian="normal" style:font-weight-asian="bold" style:font-style-complex="normal" style:font-weight-complex="bold"/>
    </style:style>
    <style:style style:name="P16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use-window-font-color="true" style:font-name="Liberation Serif1" fo:font-style="normal" style:text-underline-style="none" fo:font-weight="bold" officeooo:rsid="0052a32d" officeooo:paragraph-rsid="0052a32d" style:font-style-asian="normal" style:font-weight-asian="bold" style:font-style-complex="normal" style:font-weight-complex="bold"/>
    </style:style>
    <style:style style:name="P16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use-window-font-color="true" style:font-name="Nimbus Mono L" fo:font-style="normal" style:text-underline-style="none" fo:font-weight="bold" officeooo:rsid="0053d14f" officeooo:paragraph-rsid="0053d14f" style:font-style-asian="normal" style:font-weight-asian="bold" style:font-style-complex="normal" style:font-weight-complex="bold"/>
    </style:style>
    <style:style style:name="P16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font-name="Nimbus Mono L" fo:font-style="normal" style:text-underline-style="none" fo:font-weight="bold" officeooo:rsid="0053d14f" officeooo:paragraph-rsid="0053d14f" style:font-style-asian="normal" style:font-weight-asian="bold" style:font-style-complex="normal" style:font-weight-complex="bold"/>
    </style:style>
    <style:style style:name="P1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font-name="Liberation Serif1" fo:font-style="normal" style:text-underline-style="none" fo:font-weight="bold" officeooo:rsid="00562192" officeooo:paragraph-rsid="00562192" style:font-style-asian="normal" style:font-weight-asian="bold" style:font-style-complex="normal" style:font-weight-complex="bold"/>
    </style:style>
    <style:style style:name="P165" style:family="paragraph" style:parent-style-name="Table_20_Contents" style:list-style-name="L25">
      <style:paragraph-properties fo:text-align="start" style:justify-single-word="false"/>
      <style:text-properties style:font-name="Liberation Serif1" fo:font-weight="normal" officeooo:rsid="00448a1e" officeooo:paragraph-rsid="00448a1e" style:font-weight-asian="normal" style:font-weight-complex="normal"/>
    </style:style>
    <style:style style:name="P166" style:family="paragraph" style:parent-style-name="Table_20_Contents" style:list-style-name="L25">
      <style:paragraph-properties fo:text-align="start" style:justify-single-word="false"/>
      <style:text-properties style:font-name="Liberation Serif1" fo:font-weight="bold" officeooo:rsid="00448a1e" officeooo:paragraph-rsid="00448a1e" style:font-weight-asian="bold" style:font-weight-complex="bold"/>
    </style:style>
    <style:style style:name="P167" style:family="paragraph" style:parent-style-name="Table_20_Contents">
      <style:paragraph-properties fo:text-align="center" style:justify-single-word="false"/>
      <style:text-properties style:font-name="Liberation Serif1" fo:font-weight="bold" officeooo:rsid="00506333" officeooo:paragraph-rsid="00506333" style:font-weight-asian="bold" style:font-weight-complex="bold"/>
    </style:style>
    <style:style style:name="P168" style:family="paragraph" style:parent-style-name="Table_20_Contents">
      <style:paragraph-properties fo:text-align="center" style:justify-single-word="false"/>
      <style:text-properties style:font-name="Liberation Serif1" fo:font-size="18pt" officeooo:rsid="00506333" officeooo:paragraph-rsid="00506333" style:font-size-asian="15.75pt" style:font-size-complex="18pt"/>
    </style:style>
    <style:style style:name="T1" style:family="text">
      <style:text-properties officeooo:rsid="0009b4f2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bold" officeooo:rsid="0012774e" style:font-style-asian="normal" style:font-weight-asian="bold" style:font-style-complex="normal" style:font-weight-complex="bold"/>
    </style:style>
    <style:style style:name="T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7" style:family="text">
      <style:text-properties fo:font-style="normal" style:text-underline-style="none" style:font-style-asian="normal" style:font-style-complex="normal"/>
    </style:style>
    <style:style style:name="T8" style:family="text">
      <style:text-properties fo:font-style="normal" style:text-underline-style="none" officeooo:rsid="002d3ad1" style:font-style-asian="normal" style:font-style-complex="normal"/>
    </style:style>
    <style:style style:name="T9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style:text-underline-style="none" fo:font-weight="normal" officeooo:rsid="002d3ad1" style:font-style-asian="normal" style:font-weight-asian="normal" style:font-style-complex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3f08eb" style:font-weight-asian="bold" style:font-weight-complex="bold"/>
    </style:style>
    <style:style style:name="T14" style:family="text">
      <style:text-properties fo:font-weight="bold" officeooo:rsid="003fe7ec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5588d8" style:font-weight-asian="normal" style:font-weight-complex="normal"/>
    </style:style>
    <style:style style:name="T1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8" style:family="text">
      <style:text-properties style:text-underline-style="none"/>
    </style:style>
    <style:style style:name="T19" style:family="text">
      <style:text-properties style:text-underline-style="none" fo:font-weight="normal" style:font-weight-asian="normal" style:font-weight-complex="normal"/>
    </style:style>
    <style:style style:name="T20" style:family="text">
      <style:text-properties style:text-underline-style="none" fo:font-weight="normal" officeooo:rsid="001b1f97" style:font-weight-asian="normal" style:font-weight-complex="normal"/>
    </style:style>
    <style:style style:name="T21" style:family="text">
      <style:text-properties style:text-underline-style="none" fo:font-weight="normal" officeooo:rsid="001b7f6d" style:font-weight-asian="normal" style:font-weight-complex="normal"/>
    </style:style>
    <style:style style:name="T22" style:family="text">
      <style:text-properties style:text-underline-style="none" fo:font-weight="bold" style:font-weight-asian="bold" style:font-weight-complex="bold"/>
    </style:style>
    <style:style style:name="T2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4" style:family="text">
      <style:text-properties fo:color="#009900" fo:font-style="normal" style:text-underline-style="none" style:font-style-asian="normal" style:font-style-complex="normal"/>
    </style:style>
    <style:style style:name="T25" style:family="text">
      <style:text-properties fo:color="#ff0000" fo:font-style="normal" style:text-underline-style="none" style:font-style-asian="normal" style:font-style-complex="normal"/>
    </style:style>
    <style:style style:name="T26" style:family="text">
      <style:text-properties fo:font-size="12pt" style:font-size-asian="10.5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monstrações obrigatórias <text:span text:style-name="T1">pela Lei 6.404/76</text:span>:</text:p>
      <text:list xml:id="list5481427221055135222" text:style-name="L1">
        <text:list-item>
          <text:p text:style-name="P95">BP;</text:p>
        </text:list-item>
        <text:list-item>
          <text:p text:style-name="P95">DRE;</text:p>
        </text:list-item>
        <text:list-item>
          <text:p text:style-name="P95">DLPA;</text:p>
          <text:list>
            <text:list-item>
              <text:p text:style-name="P96">dispensada se houver DMPL;</text:p>
            </text:list-item>
          </text:list>
        </text:list-item>
        <text:list-item>
          <text:p text:style-name="P97">DFC;</text:p>
          <text:list>
            <text:list-item>
              <text:p text:style-name="P96">cia fechada com PL &lt; R$ 2 milhões está dispensada da DFC;</text:p>
            </text:list-item>
          </text:list>
        </text:list-item>
        <text:list-item>
          <text:p text:style-name="P97">DVA;</text:p>
          <text:list>
            <text:list-item>
              <text:p text:style-name="P96">obrigatória só para as S.A.’s.</text:p>
            </text:list-item>
          </text:list>
        </text:list-item>
      </text:list>
      <text:p text:style-name="P3"/>
      <text:p text:style-name="P4">CPC 26 – Conjunto completo das demonstrações contábeis:</text:p>
      <text:list xml:id="list2013268649582409399" text:style-name="L2">
        <text:list-item>
          <text:p text:style-name="P98">BP;</text:p>
        </text:list-item>
        <text:list-item>
          <text:p text:style-name="P98">DRE;</text:p>
        </text:list-item>
        <text:list-item>
          <text:p text:style-name="P98">DVA;</text:p>
        </text:list-item>
        <text:list-item>
          <text:p text:style-name="P98">DFC;</text:p>
        </text:list-item>
        <text:list-item>
          <text:p text:style-name="P98">DRA;</text:p>
        </text:list-item>
        <text:list-item>
          <text:p text:style-name="P98">DMPL;</text:p>
        </text:list-item>
        <text:list-item>
          <text:p text:style-name="P98">Notas explicativas;</text:p>
        </text:list-item>
        <text:list-item>
          <text:p text:style-name="P98">Informações comparativas com o período anterior;</text:p>
        </text:list-item>
        <text:list-item>
          <text:p text:style-name="P98">BP do início do período mais antigo.</text:p>
        </text:list-item>
      </text:list>
      <text:p text:style-name="P4"/>
      <text:p text:style-name="P6">A literalidade desse item do CPC 26 é cobrada, logo decorá-lo:</text:p>
      <text:p text:style-name="P60">10. O conjunto completo de demonstrações contábeis inclui:</text:p>
      <text:p text:style-name="P60">(a) <text:span text:style-name="T12">balanço patrimonial</text:span><text:span text:style-name="T15"> ao final do período;</text:span></text:p>
      <text:p text:style-name="P60"><text:span text:style-name="T15">(b) </text:span><text:span text:style-name="T12">demonstração do resultado</text:span><text:span text:style-name="T15"> do período;</text:span></text:p>
      <text:p text:style-name="P60"><text:span text:style-name="T15">(c) </text:span><text:span text:style-name="T12">demonstração do resultado abrangente</text:span><text:span text:style-name="T15"> do período;</text:span></text:p>
      <text:p text:style-name="P60"><text:span text:style-name="T15">(d) </text:span><text:span text:style-name="T12">demonstração dos fluxos de caixa</text:span><text:span text:style-name="T15"> do período;</text:span></text:p>
      <text:p text:style-name="P60"><text:span text:style-name="T15">(da) </text:span><text:span text:style-name="T12">demonstração do valor adicionado</text:span><text:span text:style-name="T15"> do período, </text:span><text:span text:style-name="T17">se exigido legalmente ou por algum órgão regulador ou mesmo se apresentada voluntariamente</text:span><text:span text:style-name="T19">;</text:span></text:p>
      <text:p text:style-name="P60"><text:span text:style-name="T19">(e) </text:span><text:span text:style-name="T22">notas explicativas</text:span><text:span text:style-name="T19">, compreendendo as </text:span><text:span text:style-name="T17">políticas contábeis significativas</text:span><text:span text:style-name="T19"> e outras informações elucidativas;</text:span></text:p>
      <text:p text:style-name="P60"><text:span text:style-name="T19">(ea) </text:span><text:span text:style-name="T22">informações comparativas com o período anterior</text:span><text:span text:style-name="T19">;</text:span></text:p>
      <text:p text:style-name="P60"><text:span text:style-name="T19">(f) </text:span><text:span text:style-name="T22">balanço patrimonial do início do período mais antigo</text:span><text:span text:style-name="T19">, comparativamente apresentado, quando a entidade aplica uma política contábil retrospectivamente ou procede à reapresentação retrospectiva de itens das demonstrações contábeis, ou quando procede à reclassificação de itens de suas demonstrações contábeis (…).</text:span></text:p>
      <text:p text:style-name="P4"/>
      <text:p text:style-name="P5">Literalidade da Lei 6.404/76 cobrada em prova:</text:p>
      <text:p text:style-name="P58">Art. 176, §1º As demonstrações de cada exercício serão publicadas com a indicação dos valores correspondentes das demonstrações do exercício anterior.</text:p>
      <text:p text:style-name="P58"/>
      <text:p text:style-name="P58">Art. 176, §2º Nas demonstrações, as contas semelhantes poderão ser agrupadas; os pequenos saldos poderão ser agregados, desde <text:soft-page-break/>que indicada a sua natureza e não ultrapassem 0,1 do valor do respectivo grupo de contas; mas é vedada a utilização de designações genéricas, como “diversas contas” ou “contas-correntes”.</text:p>
      <text:p text:style-name="P58"/>
      <text:p text:style-name="P59">Art. 176, §3º As demonstrações financeiras registrarão a destinação dos lucros segundo a proposta dos órgãos da administração, no pressuposto de sua aprovação pela assembleia-geral.</text:p>
      <text:p text:style-name="P59"/>
      <text:p text:style-name="P59">Art. 176, §4º As demonstrações serão complementadas por notas explicativas e outros quadros analíticos ou demonstrações contábeis necessários para esclarecimento da situação patrimonial e dos resultados do exercício.</text:p>
      <text:p text:style-name="P72"/>
      <text:p text:style-name="P73">Composição do <text:span text:style-name="T12">Patrimônio Líquido</text:span><text:span text:style-name="T15">:</text:span></text:p>
      <text:p text:style-name="P61">Capital Social</text:p>
      <text:p text:style-name="P62">(-) Capital a integralizar</text:p>
      <text:p text:style-name="P62">(-) Gastos com Emissão de Ações</text:p>
      <text:p text:style-name="P61">Reservas de Capital</text:p>
      <text:p text:style-name="P63">(+|-) Ajustes de Avaliação Patrimonial</text:p>
      <text:p text:style-name="P61">Reservas de Lucros</text:p>
      <text:p text:style-name="P62">(-) Ações em Tesouraria</text:p>
      <text:p text:style-name="P62">(-) Prejuízos Acumulados</text:p>
      <text:p text:style-name="P62"/>
      <text:p text:style-name="P74"><text:span text:style-name="T15">No </text:span><text:span text:style-name="T12">AC</text:span><text:span text:style-name="T15"> serão classificados:</text:span></text:p>
      <text:list xml:id="list6289151275573313863" text:style-name="L3">
        <text:list-item>
          <text:p text:style-name="P99">as disponibilidades;</text:p>
        </text:list-item>
        <text:list-item>
          <text:p text:style-name="P99">os direitos realizáveis no curso do exercício social subsequente;</text:p>
          <text:list>
            <text:list-item>
              <text:p text:style-name="P131"><text:span text:style-name="T15">créditos da empresa com terceiros (direitos realizáveis </text:span><text:span text:style-name="T12">pessoais</text:span><text:span text:style-name="T15">) → ex.: Duplicatas a Receber</text:span><text:span text:style-name="T3">;</text:span></text:p>
            </text:list-item>
            <text:list-item>
              <text:p text:style-name="P131"><text:span text:style-name="T15">bens da empresa (direitos realizáveis </text:span><text:span text:style-name="T12">reais</text:span><text:span text:style-name="T15">) → ex.: Estoques</text:span><text:span text:style-name="T3">;</text:span></text:p>
            </text:list-item>
          </text:list>
        </text:list-item>
        <text:list-item>
          <text:p text:style-name="P99">as aplicações de recursos em despesas do exercício seguinte;</text:p>
          <text:list>
            <text:list-item>
              <text:p text:style-name="P132"><text:span text:style-name="T15">são as despesas antecipadas</text:span><text:span text:style-name="T3">.</text:span></text:p>
            </text:list-item>
          </text:list>
        </text:list-item>
      </text:list>
      <text:p text:style-name="P8"/>
      <text:p text:style-name="P42"><text:span text:style-name="T3">No </text:span><text:span text:style-name="T4">A</text:span><text:span text:style-name="T5">NC-</text:span><text:span text:style-name="T4">RLP</text:span><text:span text:style-name="T3"> serão classificados:</text:span></text:p>
      <text:list xml:id="list8892919212746116990" text:style-name="L4">
        <text:list-item>
          <text:p text:style-name="P100">direitos realizáveis após o término do exercício seguinte;</text:p>
        </text:list-item>
        <text:list-item>
          <text:p text:style-name="P133"><text:span text:style-name="T3">direitos com </text:span><text:span text:style-name="T4">pessoas ligadas de negócio não usual</text:span><text:span text:style-name="T3">;</text:span></text:p>
          <text:list>
            <text:list-item>
              <text:p text:style-name="P100">derivados de vendas; adiantamentos ou empréstimos a coligadas/controladas, diretores, acionistas ou participantes no lucro da companhia.</text:p>
            </text:list-item>
          </text:list>
        </text:list-item>
      </text:list>
      <text:p text:style-name="P9"/>
      <text:p text:style-name="P43"><text:span text:style-name="T3">No </text:span><text:span text:style-name="T4">ANC-Investimentos</text:span><text:span text:style-name="T3"> serão classificados:</text:span></text:p>
      <text:list xml:id="list2929174943462653508" text:style-name="L5">
        <text:list-item>
          <text:p text:style-name="P101">participações permanentes em outras sociedades;</text:p>
        </text:list-item>
        <text:list-item>
          <text:p text:style-name="P134"><text:span text:style-name="T3">direitos de qualquer natureza, não classificáveis no AC, e que </text:span><text:span text:style-name="T4">não</text:span><text:span text:style-name="T3"> se destinem à manutenção da atividade da companhia ou da empresa.</text:span></text:p>
        </text:list-item>
      </text:list>
      <text:p text:style-name="P10"/>
      <text:p text:style-name="P44"><text:span text:style-name="T3">Os </text:span><text:span text:style-name="T4">imóveis para aluguel</text:span><text:span text:style-name="T3"> serão classificados:</text:span></text:p>
      <text:list xml:id="list4659345853196611081" text:style-name="L6">
        <text:list-item>
          <text:p text:style-name="P135"><text:span text:style-name="T3">em </text:span><text:span text:style-name="T4">ANC-Imobilizado</text:span><text:span text:style-name="T3">, se o aluguel estiver relacionado às atividades fins da empresa; ou</text:span></text:p>
        </text:list-item>
        <text:list-item>
          <text:p text:style-name="P136"><text:soft-page-break/><text:span text:style-name="T2">em </text:span><text:span text:style-name="T4">ANC-Investimentos</text:span><text:span text:style-name="T2">, se o aluguel </text:span><text:span text:style-name="T4">não</text:span><text:span text:style-name="T2"> estiver relacionado com as atividades da empresa.</text:span></text:p>
        </text:list-item>
      </text:list>
      <text:p text:style-name="P11"/>
      <text:p text:style-name="P45"><text:span text:style-name="T2">No </text:span><text:span text:style-name="T4">ANC-Imobilizado</text:span><text:span text:style-name="T2"> serão classificados:</text:span></text:p>
      <text:list xml:id="list6470844016108595446" text:style-name="L7">
        <text:list-item>
          <text:p text:style-name="P137"><text:span text:style-name="T6">Pela Lei 6.404/76</text:span><text:span text:style-name="T2">: direitos que tenham por objeto bens corpóreos </text:span><text:span text:style-name="T4">destinados à manutenção das atividades da companhia</text:span><text:span text:style-name="T2"> ou da empresa ou exercidos com essa finalidade, </text:span><text:span text:style-name="T4">inclusive os decorrentes de operações que transfiram à companhia os benefícios, riscos e controle desses bens</text:span><text:span text:style-name="T2">;</text:span></text:p>
        </text:list-item>
        <text:list-item>
          <text:p text:style-name="P138"><text:span text:style-name="T2">Pelo CPC 27</text:span><text:span text:style-name="T7">: ativo imobilizado é o item tangível que:</text:span></text:p>
          <text:list>
            <text:list-item>
              <text:p text:style-name="P102">é mantido para uso na produção ou fornecimento de mercadorias ou serviços, para aluguel a outros, ou para fins administrativos; e</text:p>
            </text:list-item>
            <text:list-item>
              <text:p text:style-name="P138"><text:span text:style-name="T7">se espera </text:span><text:span text:style-name="T9">utilizar por mais de um período</text:span><text:span text:style-name="T7">.</text:span></text:p>
            </text:list-item>
          </text:list>
        </text:list-item>
      </text:list>
      <text:p text:style-name="P12"/>
      <text:p text:style-name="P46"><text:span text:style-name="T7">Arrendamento </text:span><text:span text:style-name="T9">financeiro</text:span><text:span text:style-name="T7"> (</text:span><text:span text:style-name="T18">leasing</text:span><text:span text:style-name="T7">) → riscos e benefícios ficam com o </text:span><text:span text:style-name="T9">arrendatário.</text:span></text:p>
      <text:list xml:id="list1557765866271730006" text:style-name="L8">
        <text:list-item>
          <text:p text:style-name="P103">Deve ser reconhecido no BP do arrendatário.</text:p>
        </text:list-item>
      </text:list>
      <text:p text:style-name="P46"><text:span text:style-name="T7">Arrendamento </text:span><text:span text:style-name="T9">operacional</text:span><text:span text:style-name="T7"> → riscos e benefícios ficam com o </text:span><text:span text:style-name="T9">arrendador</text:span><text:span text:style-name="T7">.</text:span></text:p>
      <text:list xml:id="list835963716890875973" text:style-name="L9">
        <text:list-item>
          <text:p text:style-name="P139"><text:span text:style-name="T7">Não</text:span><text:span text:style-name="T10"> deve ser reconhecido no BP do arrendatário.</text:span></text:p>
        </text:list-item>
      </text:list>
      <text:p text:style-name="P13"/>
      <text:p text:style-name="P47"><text:span text:style-name="T10">Lançamento exemplo de arrendamento </text:span><text:span text:style-name="T7">financeiro</text:span><text:span text:style-name="T10">:</text:span></text:p>
      <text:p text:style-name="P56">A empresa X realizou um arrendamento financeiro de um veículo, no valor justo de R$ 30.000, o qual será pago em 5 prestações anuais de R$ 7.000, sem valor residual.</text:p>
      <text:p text:style-name="P64">D – Veículos..............................R$ 30.000</text:p>
      <text:p text:style-name="P64">C – Juros e Encargos a Transcorrer........R$ <text:s/>5.000</text:p>
      <text:p text:style-name="P64">C – Arrendamento Financeiro a Pagar.......R$ 35.000</text:p>
      <text:p text:style-name="P80"/>
      <text:p text:style-name="P75"><text:span text:style-name="T19">No </text:span><text:span text:style-name="T18">ANC-Intangível</text:span><text:span text:style-name="T19"> serão classificados:</text:span></text:p>
      <text:list xml:id="list561186929005234512" text:style-name="L10">
        <text:list-item>
          <text:p text:style-name="P128"><text:span text:style-name="T15">Pela Lei 6.404/76</text:span><text:span text:style-name="T19">: os direitos que tenham por objeto bens incorpóreos destinados à manutenção da companhia ou exercidos com essa finalidade, </text:span><text:span text:style-name="T18">inclusive o fundo de comércio adquirido</text:span><text:span text:style-name="T19"> </text:span><text:span text:style-name="T23">(goodwill</text:span><text:span text:style-name="T19">);</text:span></text:p>
        </text:list-item>
        <text:list-item>
          <text:p text:style-name="P128"><text:span text:style-name="T15">Pelo CPC 04</text:span><text:span text:style-name="T19">: ativo </text:span><text:span text:style-name="T20">não</text:span><text:span text:style-name="T19"> monetário identificável sem substância física </text:span><text:span text:style-name="T21">que atenda cumulativamente aos seguintes requisitos:</text:span></text:p>
          <text:list>
            <text:list-item>
              <text:p text:style-name="P129"><text:span text:style-name="T19">ser </text:span><text:span text:style-name="T18">identificável</text:span><text:span text:style-name="T19">;</text:span></text:p>
              <text:list>
                <text:list-item>
                  <text:p text:style-name="P104">para tanto, deve atender a um dos seguintes requisitos:</text:p>
                  <text:list>
                    <text:list-item>
                      <text:p text:style-name="P130"><text:span text:style-name="T19">ser </text:span><text:span text:style-name="T18">separável</text:span><text:span text:style-name="T19">, ou seja, puder ser separado da entidade e vendido, transferido, licenciado, alugado ou trocado, individualmente ou junto com um contrato, ativo ou passivo relacionado, independente da intenção de uso pela entidade; </text:span><text:span text:style-name="T18">ou</text:span></text:p>
                    </text:list-item>
                    <text:list-item>
                      <text:p text:style-name="P104">resultar de direitos contratuais ou outros direitos legais, independentemente de tais direitos serem transferíveis ou separáveis da entidade ou de outros direitos e obrigações;</text:p>
                    </text:list-item>
                  </text:list>
                </text:list-item>
              </text:list>
            </text:list-item>
            <text:list-item>
              <text:p text:style-name="P105">ser controlável; e</text:p>
            </text:list-item>
            <text:list-item>
              <text:p text:style-name="P105">ser gerador de benefícios futuros.</text:p>
            </text:list-item>
          </text:list>
        </text:list-item>
      </text:list>
      <text:p text:style-name="P15"/>
      <text:p text:style-name="P7"><text:span text:style-name="T19">Se um item </text:span><text:span text:style-name="T18">não</text:span><text:span text:style-name="T19"> atender à definição de </text:span><text:span text:style-name="T18">ativo intangível</text:span><text:span text:style-name="T19">, o gasto incorrido na sua aquisição ou geração interna </text:span><text:span text:style-name="T18">deve ser reconhecido como despesa</text:span><text:span text:style-name="T19"> quando incorrido.</text:span></text:p>
      <text:p text:style-name="P14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84">Goodwill<text:span text:style-name="T2"> gerado internamente</text:span><text:span text:style-name="T3"> → </text:span><text:span text:style-name="T2">não</text:span><text:span text:style-name="T3"> reconhecemos como ativo mas como </text:span><text:span text:style-name="T2">despesa</text:span><text:span text:style-name="T3">.</text:span></text:p>
            <text:p text:style-name="P85">Goodwill<text:span text:style-name="T3"> </text:span><text:span text:style-name="T2">adquirido</text:span><text:span text:style-name="T3"> → ativo </text:span><text:span text:style-name="T2">intangível</text:span><text:span text:style-name="T3">.</text:span></text:p>
          </table:table-cell>
        </table:table-row>
      </table:table>
      <text:p text:style-name="P14"><text:soft-page-break/></text:p>
      <text:p text:style-name="P48"><text:span text:style-name="T19">Goodwill</text:span><text:span text:style-name="T10"> </text:span><text:span text:style-name="T7">adquirido</text:span><text:span text:style-name="T10">: </text:span><text:span text:style-name="T7">diferença a maior</text:span><text:span text:style-name="T10"> entre o </text:span><text:span text:style-name="T7">valor pago</text:span><text:span text:style-name="T10"> na aquisição de um empreendimento e o </text:span><text:span text:style-name="T7">valor de mercado</text:span><text:span text:style-name="T10"> (valor justo) dos ativos líquidos desse empreendimento.</text:span></text:p>
      <text:p text:style-name="P16"/>
      <text:p text:style-name="P49"><text:span text:style-name="T10">As </text:span><text:span text:style-name="T7">Receitas Diferidas</text:span><text:span text:style-name="T10"> (receitas recebidas antecipadamente – aluguéis antecipados, por exemplo) classificam-se no </text:span><text:span text:style-name="T7">PNC</text:span><text:span text:style-name="T10">.</text:span></text:p>
      <text:p text:style-name="P17"/>
      <text:p text:style-name="P17">A constituição de uma cia depende do cumprimento dos seguintes requisitos:</text:p>
      <text:list xml:id="list6804333898376645825" text:style-name="L11">
        <text:list-item>
          <text:p text:style-name="P106">subscrição, de pelo menos 2 pessoas, de todas as ações em que se divide o capital social fixado no estatuto;</text:p>
        </text:list-item>
        <text:list-item>
          <text:p text:style-name="P106">realização, como entrada, de 10%, no mínimo, do preço de emissão das ações subscritas em dinheiro;</text:p>
        </text:list-item>
        <text:list-item>
          <text:p text:style-name="P106">depósito, no BB, ou outro autorizado pela CVM, da parte do capital realizado em dinheiro.</text:p>
        </text:list-item>
      </text:list>
      <text:p text:style-name="P17"/>
      <text:p text:style-name="P49"><text:span text:style-name="T7">Gasto na emissão de ações</text:span><text:span text:style-name="T10"> não é despesa do período, mas sim </text:span><text:span text:style-name="T7">redução do CS</text:span><text:span text:style-name="T10">.</text:span></text:p>
      <text:p text:style-name="P17"/>
      <text:p text:style-name="P50"><text:span text:style-name="T7">Reservas de Capital</text:span><text:span text:style-name="T10">:</text:span></text:p>
      <text:list xml:id="list5327551670679954176" text:style-name="L12">
        <text:list-item>
          <text:p text:style-name="P140"><text:span text:style-name="T7">não</text:span><text:span text:style-name="T10"> transitam pelo resultado do exercício;</text:span></text:p>
        </text:list-item>
        <text:list-item>
          <text:p text:style-name="P107">são reservas de capital as contas que registrarem:</text:p>
          <text:list>
            <text:list-item>
              <text:p text:style-name="P140"><text:span text:style-name="T10">a contribuição do subscritor de ações que ultrapassar o valor nominal e a parte do preço de emissão das ações sem valor nominal que ultrapassar a importância destinada à formação do CS, <text:s/>inclusive nos casos de </text:span><text:span text:style-name="T7">conversão em ações de debêntures ou partes beneficiárias</text:span><text:span text:style-name="T10"> → </text:span><text:span text:style-name="T24">Reserva para Ágio na Emissão de Ações</text:span><text:span text:style-name="T10">;</text:span></text:p>
            </text:list-item>
            <text:list-item>
              <text:p text:style-name="P140"><text:span text:style-name="T10">o produto da </text:span><text:span text:style-name="T7">alienação de partes beneficiárias e bônus de subscrição</text:span><text:span text:style-name="T10">;</text:span></text:p>
              <text:list>
                <text:list-item>
                  <text:p text:style-name="P141"><text:span text:style-name="T7">partes beneficiárias</text:span><text:span text:style-name="T10"> são valores mobiliários emitidos por SA’s de capital </text:span><text:span text:style-name="T7">fechado sem valor nominal </text:span><text:span text:style-name="T10">com a finalidade de captar recursos por um prazo máximo de </text:span><text:span text:style-name="T7">10 anos</text:span><text:span text:style-name="T10">, dão direito ao seu titular na participação de no máximo </text:span><text:span text:style-name="T7">10%</text:span><text:span text:style-name="T10"> dos lucros da empresa emissora;</text:span></text:p>
                </text:list-item>
                <text:list-item>
                  <text:p text:style-name="P141"><text:span text:style-name="T7">bônus de subscrição</text:span><text:span text:style-name="T10"> são valores mobiliários emitidos no limite do CS autorizado no estatuto por SA’s que forem aos seus titulares o direito de preferência na subscrição das ações da empresa, dentro de um prazo preestabelecido e por um preço prefixado;</text:span></text:p>
                </text:list-item>
                <text:list-item>
                  <text:p text:style-name="P108">se partes beneficiárias/bônus de subscrição for alienado por determinado valor, o lançamento será:<text:line-break/>D – BCM<text:line-break/>C – Reserva de Capital – Alienação de Partes Beneficiárias/Bônus de Subscrição</text:p>
                </text:list-item>
                <text:list-item>
                  <text:p text:style-name="P142"><text:span text:style-name="T10">se partes beneficiárias/bônus de subscrição for alienado </text:span><text:span text:style-name="T7">sem</text:span><text:span text:style-name="T10"> valor, a informação sobre sua existência deve ser incluída em </text:span><text:span text:style-name="T7">notas explicativas</text:span><text:span text:style-name="T10">;</text:span></text:p>
                </text:list-item>
              </text:list>
            </text:list-item>
          </text:list>
        </text:list-item>
        <text:list-item>
          <text:p text:style-name="P109">podem ser usadas para:</text:p>
          <text:list>
            <text:list-item>
              <text:p text:style-name="P143"><text:span text:style-name="T10">absorção de prejuízos </text:span><text:span text:style-name="T7">que ultrapassarem o LA e as RL</text:span><text:span text:style-name="T10">;</text:span></text:p>
            </text:list-item>
            <text:list-item>
              <text:p text:style-name="P109">resgate, reembolso ou compra de ações;</text:p>
            </text:list-item>
            <text:list-item>
              <text:p text:style-name="P109">resgate de partes beneficiárias;</text:p>
            </text:list-item>
            <text:list-item>
              <text:p text:style-name="P109">incorporação ao capital social;</text:p>
            </text:list-item>
            <text:list-item>
              <text:p text:style-name="P109">pagamento de dividendo a ações preferenciais;</text:p>
            </text:list-item>
          </text:list>
        </text:list-item>
        <text:list-item>
          <text:p text:style-name="P143"><text:span text:style-name="T10">as </text:span><text:span text:style-name="T7">doações e subvenções </text:span><text:span text:style-name="T10">para investimento e os </text:span><text:span text:style-name="T7">prêmios na emissão de debêntures</text:span><text:span text:style-name="T10"> </text:span><text:span text:style-name="T25">não</text:span><text:span text:style-name="T7"> </text:span><text:span text:style-name="T10">são mais classificados como reservas de capital – atualmente são </text:span><text:span text:style-name="T7">receitas do exercício</text:span><text:span text:style-name="T10">.</text:span></text:p>
        </text:list-item>
      </text:list>
      <text:p text:style-name="P18"/>
      <text:p text:style-name="P51"><text:span text:style-name="T7">AAP</text:span><text:span text:style-name="T10">:</text:span></text:p>
      <text:list xml:id="list8673839015093637039" text:style-name="L13">
        <text:list-item>
          <text:p text:style-name="P144"><text:soft-page-break/><text:span text:style-name="T10">serão classificadas como AAP, enquanto </text:span><text:span text:style-name="T7">não</text:span><text:span text:style-name="T10"> computadas no resultado do exercício em obediência ao regime de competência, as contrapartidas de aumentos ou diminuições de valor atribuídos a elementos do ativo e do passivo, em decorrência da sua avaliação a </text:span><text:span text:style-name="T7">valor justo</text:span><text:span text:style-name="T10">;</text:span></text:p>
        </text:list-item>
        <text:list-item>
          <text:p text:style-name="P110">em regra, os valores registrados em AAP deverão ser transferidos para o resultado do exercício à medida que os ativos e passivos forem sendo realizados.</text:p>
        </text:list-item>
      </text:list>
      <text:p text:style-name="P18"/>
      <text:p text:style-name="P52"><text:span text:style-name="T7">Ações em Tesouraria</text:span><text:span text:style-name="T10">:</text:span></text:p>
      <text:list xml:id="list8833361318001327888" text:style-name="L14">
        <text:list-item>
          <text:p text:style-name="P111">limite é o saldo de lucros acumulados e reservas, exceto a Reserva Legal;</text:p>
        </text:list-item>
        <text:list-item>
          <text:p text:style-name="P145"><text:span text:style-name="T10">a alienação de Ações em Tesouraria </text:span><text:span text:style-name="T7">não</text:span><text:span text:style-name="T10"> representa receita nem despesa:</text:span></text:p>
          <text:list>
            <text:list-item>
              <text:p text:style-name="P145"><text:span text:style-name="T10">se houver </text:span><text:span text:style-name="T7">lucro</text:span><text:span text:style-name="T10"> → credita em Reserva de Capital;</text:span></text:p>
            </text:list-item>
            <text:list-item>
              <text:p text:style-name="P145"><text:span text:style-name="T10">se houver </text:span><text:span text:style-name="T7">prejuízo</text:span><text:span text:style-name="T10"> → debita em Reserva de Capital.</text:span></text:p>
            </text:list-item>
          </text:list>
        </text:list-item>
      </text:list>
      <text:p text:style-name="P19"/>
      <text:p text:style-name="P53"><text:span text:style-name="T7">Reservas de lucros</text:span><text:span text:style-name="T10">:</text:span></text:p>
      <text:list xml:id="list7075611772712382249" text:style-name="L15">
        <text:list-item>
          <text:p text:style-name="P112">Reserva Legal (RL);</text:p>
        </text:list-item>
        <text:list-item>
          <text:p text:style-name="P112">Reservas Estatutárias (RE);</text:p>
        </text:list-item>
        <text:list-item>
          <text:p text:style-name="P112">Reservas para Contingências (RCont);</text:p>
        </text:list-item>
        <text:list-item>
          <text:p text:style-name="P112">Reservas de Incentivos Fiscais (RIF);</text:p>
        </text:list-item>
        <text:list-item>
          <text:p text:style-name="P112">Reserva de Retenção de Lucros (RRL);</text:p>
        </text:list-item>
        <text:list-item>
          <text:p text:style-name="P112">Reserva de Lucros a Realizar (RLR);</text:p>
        </text:list-item>
        <text:list-item>
          <text:p text:style-name="P112">Reserva Especial de Dividendo Obrigatório Não Distribuído (REDO);</text:p>
        </text:list-item>
        <text:list-item>
          <text:p text:style-name="P112">Reserva Específica de Prêmio de Debêntures (REPD).</text:p>
        </text:list-item>
      </text:list>
      <text:p text:style-name="P20"/>
      <text:p text:style-name="P57">[RL + RE + RRL + REDO] &lt;= CS</text:p>
      <text:p text:style-name="P57"/>
      <text:p text:style-name="P54"><text:span text:style-name="T7">Reserva de Lucros</text:span><text:span text:style-name="T10">:</text:span></text:p>
      <text:list xml:id="list2921357193712316265" text:style-name="L16">
        <text:list-item>
          <text:p text:style-name="P146"><text:span text:style-name="T10">antes de qualquer destinação, deve-se aplicar </text:span><text:span text:style-name="T7">5% </text:span><text:span text:style-name="T8">do LLE</text:span><text:span text:style-name="T11">;</text:span></text:p>
        </text:list-item>
        <text:list-item>
          <text:p text:style-name="P147"><text:span text:style-name="T10">limitada a </text:span><text:span text:style-name="T7">20% do CS</text:span><text:span text:style-name="T10">;</text:span></text:p>
        </text:list-item>
        <text:list-item>
          <text:p text:style-name="P147"><text:span text:style-name="T10">a entidade </text:span><text:span text:style-name="T7">poderá</text:span><text:span text:style-name="T10"> deixar de destinar recursos à RL se o somatório dessa reserva com as RC exceder o montante de </text:span><text:span text:style-name="T7">30% do CS</text:span><text:span text:style-name="T10">;</text:span></text:p>
        </text:list-item>
        <text:list-item>
          <text:p text:style-name="P113">é a única reserva de lucros que possui constituição obrigatória para a empresa;</text:p>
        </text:list-item>
        <text:list-item>
          <text:p text:style-name="P114">finalidade: assegurar a integridade do CS;</text:p>
        </text:list-item>
        <text:list-item>
          <text:p text:style-name="P148"><text:span text:style-name="T7">só poderá ser usada para compensar prejuízos ou aumentar o CS</text:span><text:span text:style-name="T10">.</text:span></text:p>
        </text:list-item>
      </text:list>
      <text:p text:style-name="P21"/>
      <text:p text:style-name="P55"><text:span text:style-name="T7">Reserva Estatutária</text:span><text:span text:style-name="T10">:</text:span></text:p>
      <text:list xml:id="list2362275040565696429" text:style-name="L17">
        <text:list-item>
          <text:p text:style-name="P149"><text:span text:style-name="T7">não</text:span><text:span text:style-name="T10"> podem restringir o pagamento do dividendo obrigatório;</text:span></text:p>
        </text:list-item>
        <text:list-item>
          <text:p text:style-name="P115">o estatuto poderá criar reservas desde que, para cada uma:</text:p>
          <text:list>
            <text:list-item>
              <text:p text:style-name="P115">indique sua finalidade;</text:p>
            </text:list-item>
            <text:list-item>
              <text:p text:style-name="P115">fixe critérios para determinar a parcela anual dos lucros líquidos para a sua constituição;</text:p>
            </text:list-item>
            <text:list-item>
              <text:p text:style-name="P115">estabeleça limite máximo.</text:p>
            </text:list-item>
          </text:list>
        </text:list-item>
      </text:list>
      <text:p text:style-name="P22"/>
      <text:p text:style-name="P55"><text:span text:style-name="T7">Reserva para Contingências</text:span><text:span text:style-name="T10">:</text:span></text:p>
      <text:list xml:id="list4498284015220869656" text:style-name="L18">
        <text:list-item>
          <text:p text:style-name="P150"><text:span text:style-name="T10">objetiva preservar o CS de possíveis contingências ocorridas, </text:span><text:span text:style-name="T7">compensando</text:span><text:span text:style-name="T10">, em exercício futuro, a </text:span><text:span text:style-name="T7">diminuição do lucro decorrente de perda julgada provável</text:span><text:span text:style-name="T10">, cujo valor possa ser estimado;</text:span></text:p>
        </text:list-item>
        <text:list-item>
          <text:p text:style-name="P151"><text:span text:style-name="T10">em geral, para fazer frente a </text:span><text:span text:style-name="T7">perdas cíclicas</text:span><text:span text:style-name="T10">;</text:span></text:p>
        </text:list-item>
        <text:list-item>
          <text:p text:style-name="P116">Reserva para Contingências x Provisões:</text:p>
          <text:list>
            <text:list-item>
              <text:p text:style-name="P151"><text:soft-page-break/><text:span text:style-name="T10">Provisão → cobrir despesas </text:span><text:span text:style-name="T7">já incorridas</text:span><text:span text:style-name="T10">;</text:span></text:p>
            </text:list-item>
            <text:list-item>
              <text:p text:style-name="P151"><text:span text:style-name="T10">Reserva para Contingências → expectativas de perdas ou prejuízos ainda </text:span><text:span text:style-name="T7">não incorridos</text:span><text:span text:style-name="T10">.</text:span></text:p>
            </text:list-item>
          </text:list>
        </text:list-item>
      </text:list>
      <text:p text:style-name="P23"/>
      <text:p text:style-name="P34">Reserva de Incentivos Fiscais<text:span text:style-name="T15">:</text:span></text:p>
      <text:p text:style-name="P65"><text:span text:style-name="T15">Lei 6.404/76, Art. 195-A. A assembleia geral </text:span>poderá<text:span text:style-name="T15">, por proposta dos órgãos de administração, destinar para a </text:span>RIF<text:span text:style-name="T15"> a parcela do </text:span>lucro líquido<text:span text:style-name="T15"> decorrente de </text:span>doações ou subvenções governamentais<text:span text:style-name="T15"> para investimentos, que </text:span>poderá ser excluída da BC do dividendo obrigatório<text:span text:style-name="T15">.</text:span></text:p>
      <text:p text:style-name="P78"/>
      <text:p text:style-name="P76"><text:span text:style-name="T15">As </text:span>doações e subvenções<text:span text:style-name="T15"> </text:span>devem<text:span text:style-name="T15"> transitar pelo resultado como </text:span>receitas<text:span text:style-name="T15">. Permite-se que a entidade registre, em cada exercício em que reconhecer esse tipo de receita, a transferência de Lucros Acumulados para a conta de RIF o exato valor de tal receita, </text:span>de forma a não distribuir esse valor como lucros ou dividendos aos sócios<text:span text:style-name="T15">.</text:span></text:p>
      <text:p text:style-name="P79"/>
      <text:p text:style-name="P77">Reserva de Retenção de Lucros<text:span text:style-name="T15">:</text:span></text:p>
      <text:list xml:id="list2399853320136271366" text:style-name="L19">
        <text:list-item>
          <text:p text:style-name="P122"><text:span text:style-name="T15">para atender a </text:span>projeto de investimento<text:span text:style-name="T15">;</text:span></text:p>
        </text:list-item>
        <text:list-item>
          <text:p text:style-name="P117">também chamada de Reserva de Lucros para Expansão;</text:p>
        </text:list-item>
        <text:list-item>
          <text:p text:style-name="P123"><text:span text:style-name="T15">pode ter duração de </text:span>até 5 exercícios<text:span text:style-name="T15">, salvo no caso de execução, por prazo maior, de projeto de investimento;</text:span></text:p>
        </text:list-item>
        <text:list-item>
          <text:p text:style-name="P118">não pode ser constituída em detrimento do pagamento do dividendo obrigatório.</text:p>
        </text:list-item>
      </text:list>
      <text:p text:style-name="P24"/>
      <text:p text:style-name="P35">Reserva de Lucros a Realizar<text:span text:style-name="T15">:</text:span></text:p>
      <text:list xml:id="list1720037586842393618" text:style-name="L20">
        <text:list-item>
          <text:p text:style-name="P124">pode<text:span text:style-name="T15"> ser constituída quando </text:span>não<text:span text:style-name="T15"> existirem lucros </text:span>realizados<text:span text:style-name="T15"> suficientes para o pagamento do </text:span>dividendo obrigatório<text:span text:style-name="T15">.</text:span></text:p>
        </text:list-item>
      </text:list>
      <text:p text:style-name="P25"/>
      <text:p text:style-name="P36"><text:span text:style-name="T15">Se o </text:span>estatuto<text:span text:style-name="T15"> da entidade for </text:span>omisso<text:span text:style-name="T15"> → dividendo obrigatório = 50% x LLA</text:span></text:p>
      <text:p text:style-name="P26"/>
      <text:p text:style-name="P27">LLA = LLE – RL – RCont + Reversão RCont – RIF – REPD</text:p>
      <text:p text:style-name="P27"/>
      <text:p text:style-name="P37"><text:span text:style-name="T15">Consideram-se lucros </text:span>não realizados<text:span text:style-name="T15">:</text:span></text:p>
      <text:list xml:id="list628400068033521563" text:style-name="L21">
        <text:list-item>
          <text:p text:style-name="P119">resultado positivo de equivalência patrimonial;</text:p>
        </text:list-item>
        <text:list-item>
          <text:p text:style-name="P119">lucro com realização financeira de longo prazo.</text:p>
        </text:list-item>
      </text:list>
      <text:p text:style-name="P28"/>
      <text:p text:style-name="P38"><text:span text:style-name="T15">Lucro </text:span>Realizado<text:span text:style-name="T15"> = LLE – Resultado positivo de EP – Lucro com realização de longo prazo</text:span></text:p>
      <text:p text:style-name="P29"/>
      <text:p text:style-name="P39">Reserva Especial de Dividendo Obrigatório Não Distribuído<text:span text:style-name="T15">:</text:span></text:p>
      <text:list xml:id="list1720670451048827476" text:style-name="L22">
        <text:list-item>
          <text:p text:style-name="P125">deve<text:span text:style-name="T15"> constituí-la quando tiver </text:span>dividendo obrigatório a distribuir<text:span text:style-name="T15">, mas </text:span>sem<text:span text:style-name="T15"> condições financeiras para seu pagamento;</text:span></text:p>
        </text:list-item>
        <text:list-item>
          <text:p text:style-name="P125"><text:span text:style-name="T15">os dividendos </text:span>deverão<text:span text:style-name="T15"> ser pagos aos acionistas assim que a situação financeira o permitir, desde que não tenham sido absorvidos por prejuízos dos exercícios seguintes.</text:span></text:p>
        </text:list-item>
      </text:list>
      <text:p text:style-name="P30"/>
      <text:p text:style-name="P39">Reserva Específica de Prêmio de Debêntures<text:span text:style-name="T15">:</text:span></text:p>
      <text:list xml:id="list1116068868686964240" text:style-name="L23">
        <text:list-item>
          <text:p text:style-name="P126"><text:span text:style-name="T15">debêntures: títulos de créditos emitidos por SA’s, registrados no </text:span>PC ou PNC<text:span text:style-name="T15">, para captação de recursos que dão direito à participação nos lucros, rendem juros, correção monetária e em alguns casos podem ser convertidas em ações;</text:span></text:p>
        </text:list-item>
        <text:list-item>
          <text:p text:style-name="P126"><text:soft-page-break/><text:span text:style-name="T15">a entidade </text:span>deverá<text:span text:style-name="T15"> reconhecer no </text:span>PNC<text:span text:style-name="T15"> o valor do </text:span>prêmio na emissão de debêntures<text:span text:style-name="T15"> em conta do resultado do exercício pelo regime de competência e </text:span>poderá<text:span text:style-name="T15"> destinar o valor referente à parcela do LLE decorrente do prêmio na emissão de debêntures na constituição da </text:span>REPD<text:span text:style-name="T15">;</text:span></text:p>
        </text:list-item>
        <text:list-item>
          <text:p text:style-name="P120">para fins de cálculo do limite “soma das reservas de lucro não pode ultrapassar o CS”, receberá o mesmo tratamento da RIF;</text:p>
        </text:list-item>
        <text:list-item>
          <text:p text:style-name="P126"><text:span text:style-name="T15">entidade </text:span>poderá<text:span text:style-name="T15"> excluir ela da BC dos dividendos obrigatórios.</text:span></text:p>
        </text:list-item>
      </text:list>
      <text:p text:style-name="P31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P86">Dividendos Propostos</text:p>
            <text:p text:style-name="P90"/>
            <text:p text:style-name="P88">1. Dividendos propostos a serem pagos, <text:span text:style-name="T12">fundamentados em obrigação estatutária</text:span> <text:span text:style-name="T12">(dividendo mínimo obrigatório – DMO)</text:span> atendem a definição de passivo. Logo, ficam registrados no <text:span text:style-name="T12">PC</text:span>.</text:p>
            <text:p text:style-name="P88"/>
            <text:p text:style-name="P88">2. Dividendos propostos pela administração <text:span text:style-name="T13">(dividendos adicionais,</text:span> <text:span text:style-name="T12">excedentes ao DMO</text:span><text:span text:style-name="T13">)</text:span>, <text:span text:style-name="T12">não </text:span>atendem à definição de passivo. Eles deverão ser contabilizados ou não, a depender da situação:</text:p>
            <text:p text:style-name="P88"/>
            <text:p text:style-name="P88">2.1. <text:span text:style-name="T12">Serão divulgados em Notas Explicativas</text:span> → se entidade declarar dividendo adicional <text:span text:style-name="T12">nos meses subsequentes</text:span> ao fechamento das demonstrações financeiras.</text:p>
            <text:p text:style-name="P88"/>
            <text:p text:style-name="P88">2.2. <text:span text:style-name="T12">Serão evidenciados nas demonstrações financeiras </text:span><text:span text:style-name="T14">(contabiliza no PL)</text:span> → se entidade declarar dividendo adicional <text:span text:style-name="T12">antes da data de fechamento das demonstrações</text:span>.</text:p>
          </table:table-cell>
        </table:table-row>
      </table:table>
      <text:p text:style-name="P31"/>
      <text:p text:style-name="P40">Lucros Acumulados<text:span text:style-name="T15">:</text:span></text:p>
      <text:list xml:id="list8620714779066821145" text:style-name="L24">
        <text:list-item>
          <text:p text:style-name="P127"><text:span text:style-name="T15">somente nas </text:span>SA’s<text:span text:style-name="T15"> é que </text:span>não<text:span text:style-name="T15"> poderão ter saldo positivo (logo só poderá haver </text:span>Prejuízos Acumulados<text:span text:style-name="T15">), sendo que as demais entidades </text:span>podem<text:span text:style-name="T15"> ter essa conta com saldo positivo;</text:span></text:p>
        </text:list-item>
        <text:list-item>
          <text:p text:style-name="P127"><text:span text:style-name="T15">nas SA’s o saldo positivo de Lucros Acumulados </text:span>deve<text:span text:style-name="T15"> ser totalmente destinados para outras contas;</text:span></text:p>
        </text:list-item>
        <text:list-item>
          <text:p text:style-name="P127"><text:span text:style-name="T15">o </text:span>prejuízo do exercício<text:span text:style-name="T15"> será </text:span>obrigatoriamente<text:span text:style-name="T15"> absorvido na seguinte ordem:</text:span></text:p>
          <text:list>
            <text:list-item>
              <text:p text:style-name="P121">1º) Lucros Acumulados;</text:p>
            </text:list-item>
            <text:list-item>
              <text:p text:style-name="P121">2º) Reservas de Lucros;</text:p>
            </text:list-item>
            <text:list-item>
              <text:p text:style-name="P121">3º) Reserva Legal;</text:p>
            </text:list-item>
          </text:list>
        </text:list-item>
        <text:list-item>
          <text:p text:style-name="P127"><text:span text:style-name="T15">as Reservas de Capital </text:span>poderão<text:span text:style-name="T15"> ser usadas para absorver o prejuízo do exercício.</text:span></text:p>
        </text:list-item>
      </text:list>
      <text:p text:style-name="P32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87">Outras contas do PL</text:p>
            <text:p text:style-name="P87"/>
            <text:p text:style-name="P89">Geralmente as questões cobram a literalidade, logo é recomendado memorizar.</text:p>
            <text:p text:style-name="P89"/>
            <text:p text:style-name="P87">Opções Outorgadas Reconhecidas<text:span text:style-name="T15">:</text:span></text:p>
            <text:p text:style-name="P67"><text:span text:style-name="T15">Representam uma conta especial que deve ser usada nos casos em que as sociedades </text:span>negociam serviços de seus administradores e empregados<text:span text:style-name="T15">, cujo </text:span>valor de mercado<text:span text:style-name="T15"> não é facilmente obtido. Deve ser apresentada junto às </text:span>Reservas de Capital<text:span text:style-name="T15">, no PL, quando os serviços negociados tiverem como contraprestação </text:span>pagamentos baseados em ações a serem liquidados com instrumentos patrimoniais<text:span text:style-name="T15">. Caso a liquidação tenha realização prevista em </text:span>dinheiro<text:span text:style-name="T15">, o registro deve ser reconhecido no </text:span>Passivo<text:span text:style-name="T15">.</text:span></text:p>
            <text:p text:style-name="P69"><text:soft-page-break/></text:p>
            <text:p text:style-name="P82">Gastos na Emissão de Ações<text:span text:style-name="T15">: não devem ser reconhecidos como despesa, mas sim como acréscimo do custo de emissão em conta retificadora do capital social.</text:span></text:p>
            <text:p text:style-name="P71">Ex.: A Cia. Acionária emitiu 10.000 novas ações, ao valor nominal de R$ 1,00. Devido às condições do mercado, as ações foram negociadas a R$ 1,50, <text:s/>à vista. Para a emissão das ações a Cia. Acionária incorreu em custos de R$ 500,00. A Cia. Acionária reconheceu um aumento de:</text:p>
            <text:p text:style-name="P71">a) CS no valor de R$ 10.000,00.</text:p>
            <text:p text:style-name="P71">b) CS no valor de R$ 9.500,00.</text:p>
            <text:p text:style-name="P71">c) CS no valor de R$ 15.000,00.</text:p>
            <text:p text:style-name="P71">d) PL no valor de R$ 15.000,00.</text:p>
            <text:p text:style-name="P71">e) Reservas de lucro no valor de R$ 5.000,00.</text:p>
            <text:p text:style-name="P71"/>
            <text:p text:style-name="P70">Caixa = Nº de ações x Valor de mercado – Custos de emissão</text:p>
            <text:p text:style-name="P70">Caixa = 10.000 x R$ 1,50 – R$ 500,00</text:p>
            <text:p text:style-name="P70">Caixa = R$ 15.000,00 – R$ 500,00</text:p>
            <text:p text:style-name="P68">Caixa = R$ 14.500,00</text:p>
            <text:p text:style-name="P70"/>
            <text:p text:style-name="P70">Ágio = Valor de mercado – Valor nominal – Custos de emissão</text:p>
            <text:p text:style-name="P70">Ágio = R$ 15.000,00 – R$ 10.000,00 – R$ 500,00</text:p>
            <text:p text:style-name="P68">Ágio = R$ 4.500,00</text:p>
            <text:p text:style-name="P70"/>
            <text:p text:style-name="P70">D – Caixa..............................R$ 14.500,00</text:p>
            <text:p text:style-name="P70">C – Ágio na emissão de ações...........R$ <text:s/>4.500,00</text:p>
            <text:p text:style-name="P70">C – Capital Social.....................R$ 10.000,00</text:p>
            <text:p text:style-name="P70"/>
            <text:p text:style-name="P83">Ajustes Acumulados de Conversão<text:span text:style-name="T15">:</text:span></text:p>
            <text:list xml:id="list7636014532063184468" text:style-name="L25">
              <text:list-item>
                <text:p text:style-name="P165">conta transitória do PL;</text:p>
              </text:list-item>
              <text:list-item>
                <text:p text:style-name="P165">para registro das variações cambiais de investimentos em controladas, controladas em conjunto e coligadas;</text:p>
              </text:list-item>
              <text:list-item>
                <text:p text:style-name="P165">o reconhecimento no resultado dos valores registrados na conta AAC ocorrerá apenas quando da baixa do investimento;</text:p>
              </text:list-item>
              <text:list-item>
                <text:p text:style-name="P166">não<text:span text:style-name="T15"> é uma reserva;</text:span></text:p>
              </text:list-item>
              <text:list-item>
                <text:p text:style-name="P165">seu saldo deverá ser eliminado quando do cálculo do Juros sobre Capital Próprio.</text:p>
              </text:list-item>
            </text:list>
            <table:table table:name="Tabela4" table:style-name="Tabela4">
              <table:table-column table:style-name="Tabela4.A"/>
              <table:table-row>
                <table:table-cell table:style-name="Tabela4.A1" office:value-type="string">
                  <text:p text:style-name="P94">Ativo e Passivo → usar taxa de <text:span text:style-name="T12">fechamento</text:span><text:span text:style-name="T15"> da data do balanço.</text:span></text:p>
                  <text:p text:style-name="P94"><text:span text:style-name="T15">PL → usar taxa </text:span><text:span text:style-name="T12">histórica</text:span><text:span text:style-name="T15"> (taxa de conversão da data em que foi contabilizado o item no PL).</text:span></text:p>
                  <text:p text:style-name="P94"><text:span text:style-name="T15">Resultado do exercício → usar taxa da data da </text:span><text:span text:style-name="T12">transação</text:span><text:span text:style-name="T15">, aceitável também usar </text:span><text:span text:style-name="T12">taxa média</text:span><text:span text:style-name="T15">.</text:span></text:p>
                  <text:p text:style-name="P92"/>
                  <text:p text:style-name="P93">AAC = A - (P+PL)</text:p>
                </table:table-cell>
              </table:table-row>
            </table:table>
            <text:p text:style-name="P91"/>
            <text:p text:style-name="P92">Para exemplo detalhado, ver Contabilidade Introdutória, Aula 5, página 49, exercício 13.</text:p>
          </table:table-cell>
        </table:table-row>
      </table:table>
      <text:p text:style-name="P32"/>
      <text:p text:style-name="P41">Créditos de Acionistas Transação Não Recorrente<text:span text:style-name="T15"> → Passivo</text:span></text:p>
      <text:p text:style-name="P41">Créditos com Acionistas Transação Não Recorrente<text:span text:style-name="T15"> → ANC-RALP</text:span></text:p>
      <text:p text:style-name="P33"/>
      <text:p text:style-name="P41">Debêntures Conversíveis em Ações<text:span text:style-name="T15"> → PC ou PNC</text:span></text:p>
      <text:p text:style-name="P33"/>
      <text:p text:style-name="P66"><text:soft-page-break/><text:span text:style-name="T15">Lei 6.404/76, Art. 189. Do resultado do exercício serão deduzidos, </text:span>antes de qualquer participação<text:span text:style-name="T15">, os </text:span>prejuízos acumulados<text:span text:style-name="T15"> e a </text:span>provisão para o IR<text:span text:style-name="T15">.</text:span></text:p>
      <text:p text:style-name="P81"/>
      <text:p text:style-name="P155">Saldo existente em “Ativo Diferido” (CPC 13 c/c Lei 6.404/76)<text:span text:style-name="T15">:</text:span></text:p>
      <text:p text:style-name="P160"><text:span text:style-name="T15">O saldo existente em 31/12/2008 no ativo diferido que, pela sua natureza, não puder ser alocado a outro grupo de contas, </text:span>poderá permanecer no ativo sob essa classificação até sua completa amortização<text:span text:style-name="T15"> ou devem ser baixados no balanço de abertura, na data de transição, mediante o registro do valor contra </text:span>lucros ou prejuízos acumulados<text:span text:style-name="T15">.</text:span></text:p>
      <text:p text:style-name="P160"><text:span text:style-name="T15"/></text:p>
      <table:table table:name="Tabela5" table:style-name="Tabela5">
        <table:table-column table:style-name="Tabela5.A"/>
        <table:table-row>
          <table:table-cell table:style-name="Tabela5.A1" office:value-type="string">
            <text:p text:style-name="P167">CAPITAL CIRCULANTE LÍQUIDO (CCL)</text:p>
          </table:table-cell>
        </table:table-row>
        <table:table-row>
          <table:table-cell table:style-name="Tabela5.A2" office:value-type="string">
            <text:p text:style-name="P168">CCL = AC – PC</text:p>
            <text:p text:style-name="P168"><text:span text:style-name="T26"/></text:p>
            <text:p text:style-name="P168"><text:span text:style-name="T26">ver questão 41 da Aula 5 para bom exemplo (pág. 91)</text:span></text:p>
          </table:table-cell>
        </table:table-row>
      </table:table>
      <text:p text:style-name="P155"><text:span text:style-name="T15"/></text:p>
      <text:p text:style-name="P157"><text:span text:style-name="T15">Na </text:span>Lei 6.404/76<text:span text:style-name="T15">, o </text:span>PL<text:span text:style-name="T15"> é considerado, no BP, como integrante da coluna do </text:span>Passivo<text:span text:style-name="T15">, e se divide em CS, RC, AAP, RLuc, AemT, e PA.</text:span></text:p>
      <text:p text:style-name="P157"><text:span text:style-name="T15"/></text:p>
      <text:p text:style-name="P158"><text:span text:style-name="T15">As </text:span>doações condicionadas<text:span text:style-name="T15"> somente serão reconhecidas </text:span>após o cumprimento das restrições<text:span text:style-name="T15"> que a condicionam.</text:span></text:p>
      <text:p text:style-name="P158"><text:span text:style-name="T15"/></text:p>
      <text:p text:style-name="P158"><text:span text:style-name="T15">Na venda de </text:span>ações em tesouraria com lucro<text:span text:style-name="T15">, este </text:span>não deve ser computado no resultado<text:span text:style-name="T15">, mas será computado como uma </text:span>reserva de capital<text:span text:style-name="T15">, visto que sua natureza é similar à do </text:span>ágio na emissão de ações<text:span text:style-name="T15">.</text:span></text:p>
      <text:p text:style-name="P158"><text:span text:style-name="T15"/></text:p>
      <text:p text:style-name="P159"><text:span text:style-name="T15">São classificadas como </text:span>reservas de capital<text:span text:style-name="T15"> as contas que registrarem:</text:span></text:p>
      <text:p text:style-name="P161"><text:span text:style-name="T15">a) a contribuição do subscritor de ações que ultrapassar o valor nominal e a parte do preço de emissão das ações sem valor nominal que ultrapassar a importância destinada à formação do capital social, inclusive nos casos de conversão em ações de debêntures ou partes beneficiárias;</text:span></text:p>
      <text:p text:style-name="P161"><text:span text:style-name="T15">b) o produto da alienação de partes beneficiárias e bônus de subscrição;</text:span></text:p>
      <text:list xml:id="list8154935666136325024" text:style-name="L26">
        <text:list-item>
          <text:p text:style-name="P153">partes beneficiárias<text:span text:style-name="T15"> são valores mobiliários emitidos por SA’s de capital </text:span>fechado<text:span text:style-name="T15"> sem valor nominal, com a finalidade de captar recursos por um </text:span>prazo máximo de 10 anos<text:span text:style-name="T15">. Dão o direito ao seu titular de participação </text:span>no máximo em 10% dos lucros<text:span text:style-name="T15">;</text:span></text:p>
        </text:list-item>
        <text:list-item>
          <text:p text:style-name="P153">bônus de subscrição<text:span text:style-name="T15"> são valores mobiliários emitidos no limite do CS autorizado no estatuto por SA’s que conferem aos seus titulares o direito de preferência na subscrição das ações da empresa, dentro de um prazo preestabelecido e por um preço prefixado.</text:span></text:p>
        </text:list-item>
      </text:list>
      <text:p text:style-name="P154"><text:span text:style-name="T15"/></text:p>
      <text:p text:style-name="P152"><text:span text:style-name="T15">Como podem ser </text:span>usadas as reservas de capital<text:span text:style-name="T15">?</text:span></text:p>
      <text:p text:style-name="P162"><text:span text:style-name="T15">Art. 200. As RC’</text:span><text:span text:style-name="T16">s</text:span><text:span text:style-name="T15"> somente poderão ser usadas para:</text:span></text:p>
      <text:p text:style-name="P162"><text:span text:style-name="T15">I – </text:span>absorção de prejuízos<text:span text:style-name="T15"> que ultrapassem os LA’s e as RLuc’s;</text:span></text:p>
      <text:p text:style-name="P162"><text:span text:style-name="T15">II – </text:span>resgate, reembolso ou compra de ações<text:span text:style-name="T15">;</text:span></text:p>
      <text:p text:style-name="P162"><text:span text:style-name="T15">III – </text:span>resgate de partes beneficiárias<text:span text:style-name="T15">;</text:span></text:p>
      <text:p text:style-name="P162"><text:span text:style-name="T15">IV – </text:span>incorporação ao CS<text:span text:style-name="T15">;</text:span></text:p>
      <text:p text:style-name="P162"><text:soft-page-break/><text:span text:style-name="T15">V – </text:span>pagamento de dividendo a ações preferenciais<text:span text:style-name="T15">, quando essa vantagem lhes for assegurada.</text:span></text:p>
      <text:p text:style-name="P162"><text:span text:style-name="T15">Parágrafo único. A reserva constituída com o produto da venda de partes beneficiárias poderá ser destinada ao resgate desses títulos.</text:span></text:p>
      <text:p text:style-name="P163"><text:span text:style-name="T15"/></text:p>
      <text:p text:style-name="P164"><text:span text:style-name="T15">As </text:span>doações e subvenções para investimento<text:span text:style-name="T15"> e os </text:span>prêmios na emissão de debêntures<text:span text:style-name="T15"> </text:span>NÃO<text:span text:style-name="T15"> são mais classificados como RC’s. Atualmente, devemos registrar como </text:span>receita do exercício<text:span text:style-name="T15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Nimbus Mono L" svg:font-family="'Nimbus Mono L'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832ec" officeooo:paragraph-rsid="000832e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5 – Demonstrações contábeis: aspectos gerais. Balanço patrimonial: obrigatoriedade e apresentação. Conteúdo dos grupos e subgrupos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0T13:57:54.606115899</meta:creation-date>
    <dc:date>2018-03-10T13:15:10.101122792</dc:date>
    <meta:editing-duration>PT14H56M28S</meta:editing-duration>
    <meta:editing-cycles>59</meta:editing-cycles>
    <meta:generator>LibreOffice/5.2.7.2$Linux_X86_64 LibreOffice_project/20m0$Build-2</meta:generator>
    <meta:document-statistic meta:table-count="5" meta:image-count="0" meta:object-count="0" meta:page-count="10" meta:paragraph-count="242" meta:word-count="3092" meta:character-count="19437" meta:non-whitespace-character-count="16669"/>
  </office:meta>
</office:document-meta>
</file>